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1.081cm"/>
    </style:style>
    <style:style style:name="co5" style:family="table-column">
      <style:table-column-properties fo:break-before="auto" style:column-width="0.915cm"/>
    </style:style>
    <style:style style:name="co6" style:family="table-column">
      <style:table-column-properties fo:break-before="auto" style:column-width="0.801cm"/>
    </style:style>
    <style:style style:name="co7" style:family="table-column">
      <style:table-column-properties fo:break-before="auto" style:column-width="1.646cm"/>
    </style:style>
    <style:style style:name="co8" style:family="table-column">
      <style:table-column-properties fo:break-before="auto" style:column-width="2.355cm"/>
    </style:style>
    <style:style style:name="co9" style:family="table-column">
      <style:table-column-properties fo:break-before="auto" style:column-width="0.711cm"/>
    </style:style>
    <style:style style:name="co10" style:family="table-column">
      <style:table-column-properties fo:break-before="auto" style:column-width="0.642cm"/>
    </style:style>
    <style:style style:name="co11" style:family="table-column">
      <style:table-column-properties fo:break-before="auto" style:column-width="0.594cm"/>
    </style:style>
    <style:style style:name="co12" style:family="table-column">
      <style:table-column-properties fo:break-before="auto" style:column-width="0.97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2"/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bold" style:font-size-complex="3.9500000476837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3.9500000476837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fo:language="en" fo:country="US" fo:font-weight="normal" style:font-name-asian="Arial1" style:font-size-asian="10pt" style:language-asian="en" style:country-asian="US" style:font-weight-asian="normal" style:font-name-complex="Arial1" style:font-size-complex="10pt" style:language-complex="en" style:country-complex="US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1" fo:font-size="7pt" fo:language="en" fo:country="US" fo:font-weight="bold" style:font-name-asian="Arial1" style:font-size-asian="7pt" style:language-asian="en" style:country-asian="US" style:font-weight-asian="bold" style:font-name-complex="Arial1" style:font-size-complex="3.95000004768372pt" style:language-complex="en" style:country-complex="US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/>
    </style:style>
    <style:style style:name="ce14" style:family="table-cell" style:parent-style-name="Default" style:data-style-name="N116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Balke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7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2" table:default-cell-style-name="ce1"/>
        <table:table-row table:style-name="ro1">
          <table:table-cell table:formula="of:=['M+W + Quote HS'.A1]" office:value-type="string" office:string-value="Sem">
            <text:p>Se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office:value-type="string">
            <text:p>Scale</text:p>
          </table:table-cell>
          <table:table-cell office:value-type="float" office:value="0.4">
            <text:p>0,4</text:p>
          </table:table-cell>
          <table:table-cell table:number-columns-repeated="1012"/>
        </table:table-row>
        <table:table-row table:style-name="ro2">
          <table:table-cell table:formula="of:=['M+W + Quote HS'.A2]" office:value-type="string" office:string-value="00W">
            <text:p>00W</text:p>
          </table:table-cell>
          <table:table-cell table:style-name="ce2" table:formula="of:=REPT(&quot;|&quot;;Scale * [$'M+W + Quote HS'.B2])" office:value-type="string" office:string-value="|||||||||||||||||">
            <text:p>|||||||||||||||||</text:p>
          </table:table-cell>
          <table:table-cell table:style-name="ce2" table:formula="of:=REPT(&quot;|&quot;;Scale * [$'M+W + Quote HS'.C2])" office:value-type="string" office:string-value="||||||||||||||||">
            <text:p>||||||||||||||||</text:p>
          </table:table-cell>
          <table:table-cell table:style-name="ce2" table:formula="of:=REPT(&quot;|&quot;;Scale * [$'M+W + Quote HS'.D2])" office:value-type="string" office:string-value="||||||||||||||||">
            <text:p>||||||||||||||||</text:p>
          </table:table-cell>
          <table:table-cell table:style-name="ce2" table:formula="of:=REPT(&quot;|&quot;;Scale * [$'M+W + Quote HS'.E2])" office:value-type="string" office:string-value="||||||||||||||||">
            <text:p>||||||||||||||||</text:p>
          </table:table-cell>
          <table:table-cell table:style-name="ce2" table:formula="of:=REPT(&quot;|&quot;;Scale * [$'M+W + Quote HS'.F2])" office:value-type="string" office:string-value="|||||||||||||">
            <text:p>|||||||||||||</text:p>
          </table:table-cell>
          <table:table-cell table:style-name="ce2" table:formula="of:=REPT(&quot;|&quot;;Scale * [$'M+W + Quote HS'.G2])" office:value-type="string" office:string-value="||||||||||">
            <text:p>||||||||||</text:p>
          </table:table-cell>
          <table:table-cell table:style-name="ce2" table:formula="of:=REPT(&quot;|&quot;;Scale * [$'M+W + Quote HS'.H2])" office:value-type="string" office:string-value="||||||||||||||">
            <text:p>||||||||||||||</text:p>
          </table:table-cell>
          <table:table-cell table:style-name="ce2" table:formula="of:=REPT(&quot;|&quot;;Scale * [$'M+W + Quote HS'.I2])" office:value-type="string" office:string-value="||||||||||||||||||||||||||||">
            <text:p>||||||||||||||||||||||||||||</text:p>
          </table:table-cell>
          <table:table-cell table:number-columns-repeated="1015"/>
        </table:table-row>
        <table:table-row table:style-name="ro2">
          <table:table-cell table:formula="of:=['M+W + Quote HS'.A3]" office:value-type="string" office:string-value="01S">
            <text:p>01S</text:p>
          </table:table-cell>
          <table:table-cell table:style-name="ce2" table:formula="of:=REPT(&quot;|&quot;;Scale * [$'M+W + Quote HS'.B3])" office:value-type="string" office:string-value="|||||||||||||||">
            <text:p>|||||||||||||||</text:p>
          </table:table-cell>
          <table:table-cell table:style-name="ce2" table:formula="of:=REPT(&quot;|&quot;;Scale * [$'M+W + Quote HS'.C3])" office:value-type="string" office:string-value="|||||||||||||||||">
            <text:p>|||||||||||||||||</text:p>
          </table:table-cell>
          <table:table-cell table:style-name="ce2" table:formula="of:=REPT(&quot;|&quot;;Scale * [$'M+W + Quote HS'.D3])" office:value-type="string" office:string-value="|||||||||||||">
            <text:p>|||||||||||||</text:p>
          </table:table-cell>
          <table:table-cell table:style-name="ce2" table:formula="of:=REPT(&quot;|&quot;;Scale * [$'M+W + Quote HS'.E3])" office:value-type="string" office:string-value="|||||||||||||||||">
            <text:p>|||||||||||||||||</text:p>
          </table:table-cell>
          <table:table-cell table:style-name="ce2" table:formula="of:=REPT(&quot;|&quot;;Scale * [$'M+W + Quote HS'.F3])" office:value-type="string" office:string-value="|||||||||||||||||">
            <text:p>|||||||||||||||||</text:p>
          </table:table-cell>
          <table:table-cell table:style-name="ce2" table:formula="of:=REPT(&quot;|&quot;;Scale * [$'M+W + Quote HS'.G3])" office:value-type="string" office:string-value="||||||||||">
            <text:p>||||||||||</text:p>
          </table:table-cell>
          <table:table-cell table:style-name="ce2" table:formula="of:=REPT(&quot;|&quot;;Scale * [$'M+W + Quote HS'.H3])" office:value-type="string" office:string-value="|||||||||||||||||">
            <text:p>|||||||||||||||||</text:p>
          </table:table-cell>
          <table:table-cell table:style-name="ce2" table:formula="of:=REPT(&quot;|&quot;;Scale * [$'M+W + Quote HS'.I3])" office:value-type="string" office:string-value="||||||||||||||||||||||">
            <text:p>||||||||||||||||||||||</text:p>
          </table:table-cell>
          <table:table-cell table:number-columns-repeated="1015"/>
        </table:table-row>
        <table:table-row table:style-name="ro2">
          <table:table-cell table:formula="of:=['M+W + Quote HS'.A4]" office:value-type="string" office:string-value="01W">
            <text:p>01W</text:p>
          </table:table-cell>
          <table:table-cell table:style-name="ce2" table:formula="of:=REPT(&quot;|&quot;;Scale * [$'M+W + Quote HS'.B4])" office:value-type="string" office:string-value="||||||||||||||||">
            <text:p>||||||||||||||||</text:p>
          </table:table-cell>
          <table:table-cell table:style-name="ce2" table:formula="of:=REPT(&quot;|&quot;;Scale * [$'M+W + Quote HS'.C4])" office:value-type="string" office:string-value="|||||||||||||||||">
            <text:p>|||||||||||||||||</text:p>
          </table:table-cell>
          <table:table-cell table:style-name="ce2" table:formula="of:=REPT(&quot;|&quot;;Scale * [$'M+W + Quote HS'.D4])" office:value-type="string" office:string-value="||||||||||||||||">
            <text:p>||||||||||||||||</text:p>
          </table:table-cell>
          <table:table-cell table:style-name="ce2" table:formula="of:=REPT(&quot;|&quot;;Scale * [$'M+W + Quote HS'.E4])" office:value-type="string" office:string-value="||||||||||||">
            <text:p>||||||||||||</text:p>
          </table:table-cell>
          <table:table-cell table:style-name="ce2" table:formula="of:=REPT(&quot;|&quot;;Scale * [$'M+W + Quote HS'.F4])" office:value-type="string" office:string-value="||||||||||||||||||">
            <text:p>||||||||||||||||||</text:p>
          </table:table-cell>
          <table:table-cell table:style-name="ce2" table:formula="of:=REPT(&quot;|&quot;;Scale * [$'M+W + Quote HS'.G4])" office:value-type="string" office:string-value="|||||||||||||||">
            <text:p>|||||||||||||||</text:p>
          </table:table-cell>
          <table:table-cell table:style-name="ce2" table:formula="of:=REPT(&quot;|&quot;;Scale * [$'M+W + Quote HS'.H4])" office:value-type="string" office:string-value="|||||||||||||">
            <text:p>|||||||||||||</text:p>
          </table:table-cell>
          <table:table-cell table:style-name="ce2" table:formula="of:=REPT(&quot;|&quot;;Scale * [$'M+W + Quote HS'.I4])" office:value-type="string" office:string-value="|||||||||||||||||||||||">
            <text:p>|||||||||||||||||||||||</text:p>
          </table:table-cell>
          <table:table-cell table:number-columns-repeated="1015"/>
        </table:table-row>
        <table:table-row table:style-name="ro2">
          <table:table-cell table:formula="of:=['M+W + Quote HS'.A5]" office:value-type="string" office:string-value="02S">
            <text:p>02S</text:p>
          </table:table-cell>
          <table:table-cell table:style-name="ce2" table:formula="of:=REPT(&quot;|&quot;;Scale * [$'M+W + Quote HS'.B5])" office:value-type="string" office:string-value="||||||||||||">
            <text:p>||||||||||||</text:p>
          </table:table-cell>
          <table:table-cell table:style-name="ce2" table:formula="of:=REPT(&quot;|&quot;;Scale * [$'M+W + Quote HS'.C5])" office:value-type="string" office:string-value="||||||||||||||||||">
            <text:p>||||||||||||||||||</text:p>
          </table:table-cell>
          <table:table-cell table:style-name="ce2" table:formula="of:=REPT(&quot;|&quot;;Scale * [$'M+W + Quote HS'.D5])" office:value-type="string" office:string-value="|||||||||">
            <text:p>|||||||||</text:p>
          </table:table-cell>
          <table:table-cell table:style-name="ce2" table:formula="of:=REPT(&quot;|&quot;;Scale * [$'M+W + Quote HS'.E5])" office:value-type="string" office:string-value="||||||||||||||||||||">
            <text:p>||||||||||||||||||||</text:p>
          </table:table-cell>
          <table:table-cell table:style-name="ce2" table:formula="of:=REPT(&quot;|&quot;;Scale * [$'M+W + Quote HS'.F5])" office:value-type="string" office:string-value="|||||||||||||">
            <text:p>|||||||||||||</text:p>
          </table:table-cell>
          <table:table-cell table:style-name="ce2" table:formula="of:=REPT(&quot;|&quot;;Scale * [$'M+W + Quote HS'.G5])" office:value-type="string" office:string-value="||||||||||||||">
            <text:p>||||||||||||||</text:p>
          </table:table-cell>
          <table:table-cell table:style-name="ce2" table:formula="of:=REPT(&quot;|&quot;;Scale * [$'M+W + Quote HS'.H5])" office:value-type="string" office:string-value="|||||||||||||||||||||">
            <text:p>|||||||||||||||||||||</text:p>
          </table:table-cell>
          <table:table-cell table:style-name="ce2" table:formula="of:=REPT(&quot;|&quot;;Scale * [$'M+W + Quote HS'.I5])" office:value-type="string" office:string-value="||||||||||||||||||||||">
            <text:p>||||||||||||||||||||||</text:p>
          </table:table-cell>
          <table:table-cell table:number-columns-repeated="1015"/>
        </table:table-row>
        <table:table-row table:style-name="ro2">
          <table:table-cell table:formula="of:=['M+W + Quote HS'.A6]" office:value-type="string" office:string-value="02W">
            <text:p>02W</text:p>
          </table:table-cell>
          <table:table-cell table:style-name="ce2" table:formula="of:=REPT(&quot;|&quot;;Scale * [$'M+W + Quote HS'.B6])" office:value-type="string" office:string-value="|||||||||||||||">
            <text:p>|||||||||||||||</text:p>
          </table:table-cell>
          <table:table-cell table:style-name="ce2" table:formula="of:=REPT(&quot;|&quot;;Scale * [$'M+W + Quote HS'.C6])" office:value-type="string" office:string-value="|||||||||||||">
            <text:p>|||||||||||||</text:p>
          </table:table-cell>
          <table:table-cell table:style-name="ce2" table:formula="of:=REPT(&quot;|&quot;;Scale * [$'M+W + Quote HS'.D6])" office:value-type="string" office:string-value="|||||||||||">
            <text:p>|||||||||||</text:p>
          </table:table-cell>
          <table:table-cell table:style-name="ce2" table:formula="of:=REPT(&quot;|&quot;;Scale * [$'M+W + Quote HS'.E6])" office:value-type="string" office:string-value="|||||||||||||||">
            <text:p>|||||||||||||||</text:p>
          </table:table-cell>
          <table:table-cell table:style-name="ce2" table:formula="of:=REPT(&quot;|&quot;;Scale * [$'M+W + Quote HS'.F6])" office:value-type="string" office:string-value="|||||||||||||||||||||">
            <text:p>|||||||||||||||||||||</text:p>
          </table:table-cell>
          <table:table-cell table:style-name="ce2" table:formula="of:=REPT(&quot;|&quot;;Scale * [$'M+W + Quote HS'.G6])" office:value-type="string" office:string-value="|||||||||||||||">
            <text:p>|||||||||||||||</text:p>
          </table:table-cell>
          <table:table-cell table:style-name="ce2" table:formula="of:=REPT(&quot;|&quot;;Scale * [$'M+W + Quote HS'.H6])" office:value-type="string" office:string-value="||||||||||||">
            <text:p>||||||||||||</text:p>
          </table:table-cell>
          <table:table-cell table:style-name="ce2" table:formula="of:=REPT(&quot;|&quot;;Scale * [$'M+W + Quote HS'.I6])" office:value-type="string" office:string-value="||||||||||||||||||||||||">
            <text:p>||||||||||||||||||||||||</text:p>
          </table:table-cell>
          <table:table-cell table:number-columns-repeated="1015"/>
        </table:table-row>
        <table:table-row table:style-name="ro2">
          <table:table-cell table:formula="of:=['M+W + Quote HS'.A7]" office:value-type="string" office:string-value="03S">
            <text:p>03S</text:p>
          </table:table-cell>
          <table:table-cell table:style-name="ce2" table:formula="of:=REPT(&quot;|&quot;;Scale * [$'M+W + Quote HS'.B7])" office:value-type="string" office:string-value="||||||||||||||">
            <text:p>||||||||||||||</text:p>
          </table:table-cell>
          <table:table-cell table:style-name="ce2" table:formula="of:=REPT(&quot;|&quot;;Scale * [$'M+W + Quote HS'.C7])" office:value-type="string" office:string-value="|||||||||||||||||">
            <text:p>|||||||||||||||||</text:p>
          </table:table-cell>
          <table:table-cell table:style-name="ce2" table:formula="of:=REPT(&quot;|&quot;;Scale * [$'M+W + Quote HS'.D7])" office:value-type="string" office:string-value="||||||">
            <text:p>||||||</text:p>
          </table:table-cell>
          <table:table-cell table:style-name="ce2" table:formula="of:=REPT(&quot;|&quot;;Scale * [$'M+W + Quote HS'.E7])" office:value-type="string" office:string-value="||||||||||||||">
            <text:p>||||||||||||||</text:p>
          </table:table-cell>
          <table:table-cell table:style-name="ce2" table:formula="of:=REPT(&quot;|&quot;;Scale * [$'M+W + Quote HS'.F7])" office:value-type="string" office:string-value="||||||||||||||||||">
            <text:p>||||||||||||||||||</text:p>
          </table:table-cell>
          <table:table-cell table:style-name="ce2" table:formula="of:=REPT(&quot;|&quot;;Scale * [$'M+W + Quote HS'.G7])" office:value-type="string" office:string-value="|||||||||||||||||||||">
            <text:p>|||||||||||||||||||||</text:p>
          </table:table-cell>
          <table:table-cell table:style-name="ce2" table:formula="of:=REPT(&quot;|&quot;;Scale * [$'M+W + Quote HS'.H7])" office:value-type="string" office:string-value="||||||||||||">
            <text:p>||||||||||||</text:p>
          </table:table-cell>
          <table:table-cell table:style-name="ce2" table:formula="of:=REPT(&quot;|&quot;;Scale * [$'M+W + Quote HS'.I7])" office:value-type="string" office:string-value="||||||||||||||||||||||||">
            <text:p>||||||||||||||||||||||||</text:p>
          </table:table-cell>
          <table:table-cell table:number-columns-repeated="1015"/>
        </table:table-row>
        <table:table-row table:style-name="ro2">
          <table:table-cell table:formula="of:=['M+W + Quote HS'.A8]" office:value-type="string" office:string-value="03W">
            <text:p>03W</text:p>
          </table:table-cell>
          <table:table-cell table:style-name="ce2" table:formula="of:=REPT(&quot;|&quot;;Scale * [$'M+W + Quote HS'.B8])" office:value-type="string" office:string-value="||||||||||||||">
            <text:p>||||||||||||||</text:p>
          </table:table-cell>
          <table:table-cell table:style-name="ce2" table:formula="of:=REPT(&quot;|&quot;;Scale * [$'M+W + Quote HS'.C8])" office:value-type="string" office:string-value="||||||||||||||">
            <text:p>||||||||||||||</text:p>
          </table:table-cell>
          <table:table-cell table:style-name="ce2" table:formula="of:=REPT(&quot;|&quot;;Scale * [$'M+W + Quote HS'.D8])" office:value-type="string" office:string-value="||||||||||||">
            <text:p>||||||||||||</text:p>
          </table:table-cell>
          <table:table-cell table:style-name="ce2" table:formula="of:=REPT(&quot;|&quot;;Scale * [$'M+W + Quote HS'.E8])" office:value-type="string" office:string-value="|||||||||||">
            <text:p>|||||||||||</text:p>
          </table:table-cell>
          <table:table-cell table:style-name="ce2" table:formula="of:=REPT(&quot;|&quot;;Scale * [$'M+W + Quote HS'.F8])" office:value-type="string" office:string-value="|||||||||||||">
            <text:p>|||||||||||||</text:p>
          </table:table-cell>
          <table:table-cell table:style-name="ce2" table:formula="of:=REPT(&quot;|&quot;;Scale * [$'M+W + Quote HS'.G8])" office:value-type="string" office:string-value="||||||||||">
            <text:p>||||||||||</text:p>
          </table:table-cell>
          <table:table-cell table:style-name="ce2" table:formula="of:=REPT(&quot;|&quot;;Scale * [$'M+W + Quote HS'.H8])" office:value-type="string" office:string-value="|||||||||||||||||||||||">
            <text:p>|||||||||||||||||||||||</text:p>
          </table:table-cell>
          <table:table-cell table:style-name="ce2" table:formula="of:=REPT(&quot;|&quot;;Scale * [$'M+W + Quote HS'.I8])" office:value-type="string" office:string-value="|||||||||||||||||||">
            <text:p>|||||||||||||||||||</text:p>
          </table:table-cell>
          <table:table-cell table:number-columns-repeated="1015"/>
        </table:table-row>
        <table:table-row table:style-name="ro2">
          <table:table-cell table:formula="of:=['M+W + Quote HS'.A9]" office:value-type="string" office:string-value="04S">
            <text:p>04S</text:p>
          </table:table-cell>
          <table:table-cell table:style-name="ce2" table:formula="of:=REPT(&quot;|&quot;;Scale * [$'M+W + Quote HS'.B9])" office:value-type="string" office:string-value="||||||||||||">
            <text:p>||||||||||||</text:p>
          </table:table-cell>
          <table:table-cell table:style-name="ce2" table:formula="of:=REPT(&quot;|&quot;;Scale * [$'M+W + Quote HS'.C9])" office:value-type="string" office:string-value="|||||||||||||||">
            <text:p>|||||||||||||||</text:p>
          </table:table-cell>
          <table:table-cell table:style-name="ce2" table:formula="of:=REPT(&quot;|&quot;;Scale * [$'M+W + Quote HS'.D9])" office:value-type="string" office:string-value="||||||||">
            <text:p>||||||||</text:p>
          </table:table-cell>
          <table:table-cell table:style-name="ce2" table:formula="of:=REPT(&quot;|&quot;;Scale * [$'M+W + Quote HS'.E9])" office:value-type="string" office:string-value="|||||||||||||||||">
            <text:p>|||||||||||||||||</text:p>
          </table:table-cell>
          <table:table-cell table:style-name="ce2" table:formula="of:=REPT(&quot;|&quot;;Scale * [$'M+W + Quote HS'.F9])" office:value-type="string" office:string-value="||||||||||">
            <text:p>||||||||||</text:p>
          </table:table-cell>
          <table:table-cell table:style-name="ce2" table:formula="of:=REPT(&quot;|&quot;;Scale * [$'M+W + Quote HS'.G9])" office:value-type="string" office:string-value="|||||||||||||||">
            <text:p>|||||||||||||||</text:p>
          </table:table-cell>
          <table:table-cell table:style-name="ce2" table:formula="of:=REPT(&quot;|&quot;;Scale * [$'M+W + Quote HS'.H9])" office:value-type="string" office:string-value="|||||||||||">
            <text:p>|||||||||||</text:p>
          </table:table-cell>
          <table:table-cell table:style-name="ce2" table:formula="of:=REPT(&quot;|&quot;;Scale * [$'M+W + Quote HS'.I9])" office:value-type="string" office:string-value="|||||||||||||||||||||||||||||">
            <text:p>|||||||||||||||||||||||||||||</text:p>
          </table:table-cell>
          <table:table-cell table:number-columns-repeated="1015"/>
        </table:table-row>
        <table:table-row table:style-name="ro2">
          <table:table-cell table:formula="of:=['M+W + Quote HS'.A10]" office:value-type="string" office:string-value="04W">
            <text:p>04W</text:p>
          </table:table-cell>
          <table:table-cell table:style-name="ce2" table:formula="of:=REPT(&quot;|&quot;;Scale * [$'M+W + Quote HS'.B10])" office:value-type="string" office:string-value="||||||||||||||">
            <text:p>||||||||||||||</text:p>
          </table:table-cell>
          <table:table-cell table:style-name="ce2" table:formula="of:=REPT(&quot;|&quot;;Scale * [$'M+W + Quote HS'.C10])" office:value-type="string" office:string-value="||||||||||||">
            <text:p>||||||||||||</text:p>
          </table:table-cell>
          <table:table-cell table:style-name="ce2" table:formula="of:=REPT(&quot;|&quot;;Scale * [$'M+W + Quote HS'.D10])" office:value-type="string" office:string-value="||||||||||">
            <text:p>||||||||||</text:p>
          </table:table-cell>
          <table:table-cell table:style-name="ce2" table:formula="of:=REPT(&quot;|&quot;;Scale * [$'M+W + Quote HS'.E10])" office:value-type="string" office:string-value="|||||||||">
            <text:p>|||||||||</text:p>
          </table:table-cell>
          <table:table-cell table:style-name="ce2" table:formula="of:=REPT(&quot;|&quot;;Scale * [$'M+W + Quote HS'.F10])" office:value-type="string" office:string-value="|||||||||||||||||">
            <text:p>|||||||||||||||||</text:p>
          </table:table-cell>
          <table:table-cell table:style-name="ce2" table:formula="of:=REPT(&quot;|&quot;;Scale * [$'M+W + Quote HS'.G10])" office:value-type="string" office:string-value="||||||">
            <text:p>||||||</text:p>
          </table:table-cell>
          <table:table-cell table:style-name="ce2" table:formula="of:=REPT(&quot;|&quot;;Scale * [$'M+W + Quote HS'.H10])" office:value-type="string" office:string-value="||||||||||||||||">
            <text:p>||||||||||||||||</text:p>
          </table:table-cell>
          <table:table-cell table:style-name="ce2" table:formula="of:=REPT(&quot;|&quot;;Scale * [$'M+W + Quote HS'.I10])" office:value-type="string" office:string-value="||||||||||||||||||||||||">
            <text:p>||||||||||||||||||||||||</text:p>
          </table:table-cell>
          <table:table-cell table:number-columns-repeated="1015"/>
        </table:table-row>
        <table:table-row table:style-name="ro2">
          <table:table-cell table:formula="of:=['M+W + Quote HS'.A11]" office:value-type="string" office:string-value="05S">
            <text:p>05S</text:p>
          </table:table-cell>
          <table:table-cell table:style-name="ce2" table:formula="of:=REPT(&quot;|&quot;;Scale * [$'M+W + Quote HS'.B11])" office:value-type="string" office:string-value="||||||||||">
            <text:p>||||||||||</text:p>
          </table:table-cell>
          <table:table-cell table:style-name="ce2" table:formula="of:=REPT(&quot;|&quot;;Scale * [$'M+W + Quote HS'.C11])" office:value-type="string" office:string-value="|||||||||||||||">
            <text:p>|||||||||||||||</text:p>
          </table:table-cell>
          <table:table-cell table:style-name="ce2" table:formula="of:=REPT(&quot;|&quot;;Scale * [$'M+W + Quote HS'.D11])" office:value-type="string" office:string-value="||||||||||">
            <text:p>||||||||||</text:p>
          </table:table-cell>
          <table:table-cell table:style-name="ce2" table:formula="of:=REPT(&quot;|&quot;;Scale * [$'M+W + Quote HS'.E11])" office:value-type="string" office:string-value="|||||||||">
            <text:p>|||||||||</text:p>
          </table:table-cell>
          <table:table-cell table:style-name="ce2" table:formula="of:=REPT(&quot;|&quot;;Scale * [$'M+W + Quote HS'.F11])" office:value-type="string" office:string-value="||||||||||||">
            <text:p>||||||||||||</text:p>
          </table:table-cell>
          <table:table-cell table:style-name="ce2" table:formula="of:=REPT(&quot;|&quot;;Scale * [$'M+W + Quote HS'.G11])" office:value-type="string" office:string-value="||||||||||||">
            <text:p>||||||||||||</text:p>
          </table:table-cell>
          <table:table-cell table:style-name="ce2" table:formula="of:=REPT(&quot;|&quot;;Scale * [$'M+W + Quote HS'.H11])" office:value-type="string" office:string-value="|||||||||">
            <text:p>|||||||||</text:p>
          </table:table-cell>
          <table:table-cell table:style-name="ce2" table:formula="of:=REPT(&quot;|&quot;;Scale * [$'M+W + Quote HS'.I11])" office:value-type="string" office:string-value="|||||||||||||||||||||||||||||">
            <text:p>|||||||||||||||||||||||||||||</text:p>
          </table:table-cell>
          <table:table-cell table:number-columns-repeated="1015"/>
        </table:table-row>
        <table:table-row table:style-name="ro2">
          <table:table-cell table:formula="of:=['M+W + Quote HS'.A12]" office:value-type="string" office:string-value="05W">
            <text:p>05W</text:p>
          </table:table-cell>
          <table:table-cell table:style-name="ce2" table:formula="of:=REPT(&quot;|&quot;;Scale * [$'M+W + Quote HS'.B12])" office:value-type="string" office:string-value="||||||||||||||||">
            <text:p>||||||||||||||||</text:p>
          </table:table-cell>
          <table:table-cell table:style-name="ce2" table:formula="of:=REPT(&quot;|&quot;;Scale * [$'M+W + Quote HS'.C12])" office:value-type="string" office:string-value="||||||||||||">
            <text:p>||||||||||||</text:p>
          </table:table-cell>
          <table:table-cell table:style-name="ce2" table:formula="of:=REPT(&quot;|&quot;;Scale * [$'M+W + Quote HS'.D12])" office:value-type="string" office:string-value="|||||||||||||">
            <text:p>|||||||||||||</text:p>
          </table:table-cell>
          <table:table-cell table:style-name="ce2" table:formula="of:=REPT(&quot;|&quot;;Scale * [$'M+W + Quote HS'.E12])" office:value-type="string" office:string-value="||||||||||">
            <text:p>||||||||||</text:p>
          </table:table-cell>
          <table:table-cell table:style-name="ce2" table:formula="of:=REPT(&quot;|&quot;;Scale * [$'M+W + Quote HS'.F12])" office:value-type="string" office:string-value="|||||||||">
            <text:p>|||||||||</text:p>
          </table:table-cell>
          <table:table-cell table:style-name="ce2" table:formula="of:=REPT(&quot;|&quot;;Scale * [$'M+W + Quote HS'.G12])" office:value-type="string" office:string-value="||||||||||||">
            <text:p>||||||||||||</text:p>
          </table:table-cell>
          <table:table-cell table:style-name="ce2" table:formula="of:=REPT(&quot;|&quot;;Scale * [$'M+W + Quote HS'.H12])" office:value-type="string" office:string-value="||||||||||||||||">
            <text:p>||||||||||||||||</text:p>
          </table:table-cell>
          <table:table-cell table:style-name="ce2" table:formula="of:=REPT(&quot;|&quot;;Scale * [$'M+W + Quote HS'.I12])" office:value-type="string" office:string-value="|||||||||||||||">
            <text:p>|||||||||||||||</text:p>
          </table:table-cell>
          <table:table-cell table:number-columns-repeated="1015"/>
        </table:table-row>
        <table:table-row table:style-name="ro2">
          <table:table-cell table:formula="of:=['M+W + Quote HS'.A13]" office:value-type="string" office:string-value="06S">
            <text:p>06S</text:p>
          </table:table-cell>
          <table:table-cell table:style-name="ce2" table:formula="of:=REPT(&quot;|&quot;;Scale * [$'M+W + Quote HS'.B13])" office:value-type="string" office:string-value="||||||||||">
            <text:p>||||||||||</text:p>
          </table:table-cell>
          <table:table-cell table:style-name="ce2" table:formula="of:=REPT(&quot;|&quot;;Scale * [$'M+W + Quote HS'.C13])" office:value-type="string" office:string-value="|||||||||||||||||">
            <text:p>|||||||||||||||||</text:p>
          </table:table-cell>
          <table:table-cell table:style-name="ce2" table:formula="of:=REPT(&quot;|&quot;;Scale * [$'M+W + Quote HS'.D13])" office:value-type="string" office:string-value="||||||||||">
            <text:p>||||||||||</text:p>
          </table:table-cell>
          <table:table-cell table:style-name="ce2" table:formula="of:=REPT(&quot;|&quot;;Scale * [$'M+W + Quote HS'.E13])" office:value-type="string" office:string-value="|||||||||||">
            <text:p>|||||||||||</text:p>
          </table:table-cell>
          <table:table-cell table:style-name="ce2" table:formula="of:=REPT(&quot;|&quot;;Scale * [$'M+W + Quote HS'.F13])" office:value-type="string" office:string-value="|||||||||||">
            <text:p>|||||||||||</text:p>
          </table:table-cell>
          <table:table-cell table:style-name="ce2" table:formula="of:=REPT(&quot;|&quot;;Scale * [$'M+W + Quote HS'.G13])" office:value-type="string" office:string-value="||||||||||||">
            <text:p>||||||||||||</text:p>
          </table:table-cell>
          <table:table-cell table:style-name="ce2" table:formula="of:=REPT(&quot;|&quot;;Scale * [$'M+W + Quote HS'.H13])" office:value-type="string" office:string-value="||||||||||||">
            <text:p>||||||||||||</text:p>
          </table:table-cell>
          <table:table-cell table:style-name="ce2" table:formula="of:=REPT(&quot;|&quot;;Scale * [$'M+W + Quote HS'.I13])" office:value-type="string" office:string-value="||||||||||||||||||">
            <text:p>||||||||||||||||||</text:p>
          </table:table-cell>
          <table:table-cell table:number-columns-repeated="1015"/>
        </table:table-row>
        <table:table-row table:style-name="ro2">
          <table:table-cell table:formula="of:=['M+W + Quote HS'.A14]" office:value-type="string" office:string-value="06W">
            <text:p>06W</text:p>
          </table:table-cell>
          <table:table-cell table:style-name="ce2" table:formula="of:=REPT(&quot;|&quot;;Scale * [$'M+W + Quote HS'.B14])" office:value-type="string" office:string-value="||||||||||||||||||">
            <text:p>||||||||||||||||||</text:p>
          </table:table-cell>
          <table:table-cell table:style-name="ce2" table:formula="of:=REPT(&quot;|&quot;;Scale * [$'M+W + Quote HS'.C14])" office:value-type="string" office:string-value="||||||||||||">
            <text:p>||||||||||||</text:p>
          </table:table-cell>
          <table:table-cell table:style-name="ce2" table:formula="of:=REPT(&quot;|&quot;;Scale * [$'M+W + Quote HS'.D14])" office:value-type="string" office:string-value="||||||||||||||">
            <text:p>||||||||||||||</text:p>
          </table:table-cell>
          <table:table-cell table:style-name="ce2" table:formula="of:=REPT(&quot;|&quot;;Scale * [$'M+W + Quote HS'.E14])" office:value-type="string" office:string-value="|||||||||||">
            <text:p>|||||||||||</text:p>
          </table:table-cell>
          <table:table-cell table:style-name="ce2" table:formula="of:=REPT(&quot;|&quot;;Scale * [$'M+W + Quote HS'.F14])" office:value-type="string" office:string-value="||||||||||">
            <text:p>||||||||||</text:p>
          </table:table-cell>
          <table:table-cell table:style-name="ce2" table:formula="of:=REPT(&quot;|&quot;;Scale * [$'M+W + Quote HS'.G14])" office:value-type="string" office:string-value="||||||||||">
            <text:p>||||||||||</text:p>
          </table:table-cell>
          <table:table-cell table:style-name="ce2" table:formula="of:=REPT(&quot;|&quot;;Scale * [$'M+W + Quote HS'.H14])" office:value-type="string" office:string-value="||||||||">
            <text:p>||||||||</text:p>
          </table:table-cell>
          <table:table-cell table:style-name="ce2" table:formula="of:=REPT(&quot;|&quot;;Scale * [$'M+W + Quote HS'.I14])">
            <text:p/>
          </table:table-cell>
          <table:table-cell table:number-columns-repeated="1015"/>
        </table:table-row>
        <table:table-row table:style-name="ro2">
          <table:table-cell table:formula="of:=['M+W + Quote HS'.A15]" office:value-type="string" office:string-value="07S">
            <text:p>07S</text:p>
          </table:table-cell>
          <table:table-cell table:style-name="ce2" table:formula="of:=REPT(&quot;|&quot;;Scale * [$'M+W + Quote HS'.B15])" office:value-type="string" office:string-value="|||||||||">
            <text:p>|||||||||</text:p>
          </table:table-cell>
          <table:table-cell table:style-name="ce2" table:formula="of:=REPT(&quot;|&quot;;Scale * [$'M+W + Quote HS'.C15])" office:value-type="string" office:string-value="||||||||||||||||||">
            <text:p>||||||||||||||||||</text:p>
          </table:table-cell>
          <table:table-cell table:style-name="ce2" table:formula="of:=REPT(&quot;|&quot;;Scale * [$'M+W + Quote HS'.D15])" office:value-type="string" office:string-value="|||||||||">
            <text:p>|||||||||</text:p>
          </table:table-cell>
          <table:table-cell table:style-name="ce2" table:formula="of:=REPT(&quot;|&quot;;Scale * [$'M+W + Quote HS'.E15])" office:value-type="string" office:string-value="||||||||||||||">
            <text:p>||||||||||||||</text:p>
          </table:table-cell>
          <table:table-cell table:style-name="ce2" table:formula="of:=REPT(&quot;|&quot;;Scale * [$'M+W + Quote HS'.F15])" office:value-type="string" office:string-value="||||||||||">
            <text:p>||||||||||</text:p>
          </table:table-cell>
          <table:table-cell table:style-name="ce2" table:formula="of:=REPT(&quot;|&quot;;Scale * [$'M+W + Quote HS'.G15])" office:value-type="string" office:string-value="||||||||||||">
            <text:p>||||||||||||</text:p>
          </table:table-cell>
          <table:table-cell table:style-name="ce2" table:formula="of:=REPT(&quot;|&quot;;Scale * [$'M+W + Quote HS'.H15])" office:value-type="string" office:string-value="|||||||||||">
            <text:p>|||||||||||</text:p>
          </table:table-cell>
          <table:table-cell table:style-name="ce2" table:formula="of:=REPT(&quot;|&quot;;Scale * [$'M+W + Quote HS'.I15])" office:value-type="string" office:string-value="|||||||||||">
            <text:p>|||||||||||</text:p>
          </table:table-cell>
          <table:table-cell table:number-columns-repeated="1015"/>
        </table:table-row>
        <table:table-row table:style-name="ro2">
          <table:table-cell table:formula="of:=['M+W + Quote HS'.A16]" office:value-type="string" office:string-value="07W">
            <text:p>07W</text:p>
          </table:table-cell>
          <table:table-cell table:style-name="ce2" table:formula="of:=REPT(&quot;|&quot;;Scale * [$'M+W + Quote HS'.B16])" office:value-type="string" office:string-value="||||||||||||||">
            <text:p>||||||||||||||</text:p>
          </table:table-cell>
          <table:table-cell table:style-name="ce2" table:formula="of:=REPT(&quot;|&quot;;Scale * [$'M+W + Quote HS'.C16])" office:value-type="string" office:string-value="||||||||||||">
            <text:p>||||||||||||</text:p>
          </table:table-cell>
          <table:table-cell table:style-name="ce2" table:formula="of:=REPT(&quot;|&quot;;Scale * [$'M+W + Quote HS'.D16])" office:value-type="string" office:string-value="|||||||||||||||">
            <text:p>|||||||||||||||</text:p>
          </table:table-cell>
          <table:table-cell table:style-name="ce2" table:formula="of:=REPT(&quot;|&quot;;Scale * [$'M+W + Quote HS'.E16])" office:value-type="string" office:string-value="||||||||">
            <text:p>||||||||</text:p>
          </table:table-cell>
          <table:table-cell table:style-name="ce2" table:formula="of:=REPT(&quot;|&quot;;Scale * [$'M+W + Quote HS'.F16])" office:value-type="string" office:string-value="||||||||||||||">
            <text:p>||||||||||||||</text:p>
          </table:table-cell>
          <table:table-cell table:style-name="ce2" table:formula="of:=REPT(&quot;|&quot;;Scale * [$'M+W + Quote HS'.G16])" office:value-type="string" office:string-value="||||||||||">
            <text:p>||||||||||</text:p>
          </table:table-cell>
          <table:table-cell table:style-name="ce2" table:formula="of:=REPT(&quot;|&quot;;Scale * [$'M+W + Quote HS'.H16])" office:value-type="string" office:string-value="|||||||||||||||">
            <text:p>|||||||||||||||</text:p>
          </table:table-cell>
          <table:table-cell table:style-name="ce2" table:formula="of:=REPT(&quot;|&quot;;Scale * [$'M+W + Quote HS'.I16])">
            <text:p/>
          </table:table-cell>
          <table:table-cell table:number-columns-repeated="1015"/>
        </table:table-row>
        <table:table-row table:style-name="ro2">
          <table:table-cell table:formula="of:=['M+W + Quote HS'.A17]" office:value-type="string" office:string-value="08S">
            <text:p>08S</text:p>
          </table:table-cell>
          <table:table-cell table:style-name="ce2" table:formula="of:=REPT(&quot;|&quot;;Scale * [$'M+W + Quote HS'.B17])" office:value-type="string" office:string-value="|||||||||||||||">
            <text:p>|||||||||||||||</text:p>
          </table:table-cell>
          <table:table-cell table:style-name="ce2" table:formula="of:=REPT(&quot;|&quot;;Scale * [$'M+W + Quote HS'.C17])" office:value-type="string" office:string-value="|||||||||||||||">
            <text:p>|||||||||||||||</text:p>
          </table:table-cell>
          <table:table-cell table:style-name="ce2" table:formula="of:=REPT(&quot;|&quot;;Scale * [$'M+W + Quote HS'.D17])" office:value-type="string" office:string-value="||||||">
            <text:p>||||||</text:p>
          </table:table-cell>
          <table:table-cell table:style-name="ce2" table:formula="of:=REPT(&quot;|&quot;;Scale * [$'M+W + Quote HS'.E17])" office:value-type="string" office:string-value="|||||||||||||||">
            <text:p>|||||||||||||||</text:p>
          </table:table-cell>
          <table:table-cell table:style-name="ce2" table:formula="of:=REPT(&quot;|&quot;;Scale * [$'M+W + Quote HS'.F17])" office:value-type="string" office:string-value="||||||||">
            <text:p>||||||||</text:p>
          </table:table-cell>
          <table:table-cell table:style-name="ce2" table:formula="of:=REPT(&quot;|&quot;;Scale * [$'M+W + Quote HS'.G17])" office:value-type="string" office:string-value="|||||||||||||||">
            <text:p>|||||||||||||||</text:p>
          </table:table-cell>
          <table:table-cell table:style-name="ce2" table:formula="of:=REPT(&quot;|&quot;;Scale * [$'M+W + Quote HS'.H17])" office:value-type="string" office:string-value="|||||||||||||">
            <text:p>|||||||||||||</text:p>
          </table:table-cell>
          <table:table-cell table:style-name="ce2" table:formula="of:=REPT(&quot;|&quot;;Scale * [$'M+W + Quote HS'.I17])" office:value-type="string" office:string-value="|">
            <text:p>|</text:p>
          </table:table-cell>
          <table:table-cell table:number-columns-repeated="1015"/>
        </table:table-row>
        <table:table-row table:style-name="ro2">
          <table:table-cell table:formula="of:=['M+W + Quote HS'.A18]" office:value-type="string" office:string-value="08W">
            <text:p>08W</text:p>
          </table:table-cell>
          <table:table-cell table:style-name="ce2" table:formula="of:=REPT(&quot;|&quot;;Scale * [$'M+W + Quote HS'.B18])" office:value-type="string" office:string-value="|||||||||||||||||">
            <text:p>|||||||||||||||||</text:p>
          </table:table-cell>
          <table:table-cell table:style-name="ce2" table:formula="of:=REPT(&quot;|&quot;;Scale * [$'M+W + Quote HS'.C18])" office:value-type="string" office:string-value="|||||||||||||||||||||">
            <text:p>|||||||||||||||||||||</text:p>
          </table:table-cell>
          <table:table-cell table:style-name="ce2" table:formula="of:=REPT(&quot;|&quot;;Scale * [$'M+W + Quote HS'.D18])" office:value-type="string" office:string-value="|||||||||">
            <text:p>|||||||||</text:p>
          </table:table-cell>
          <table:table-cell table:style-name="ce2" table:formula="of:=REPT(&quot;|&quot;;Scale * [$'M+W + Quote HS'.E18])" office:value-type="string" office:string-value="|||||">
            <text:p>|||||</text:p>
          </table:table-cell>
          <table:table-cell table:style-name="ce2" table:formula="of:=REPT(&quot;|&quot;;Scale * [$'M+W + Quote HS'.F18])" office:value-type="string" office:string-value="|||||||||||||||">
            <text:p>|||||||||||||||</text:p>
          </table:table-cell>
          <table:table-cell table:style-name="ce2" table:formula="of:=REPT(&quot;|&quot;;Scale * [$'M+W + Quote HS'.G18])" office:value-type="string" office:string-value="||||||||">
            <text:p>||||||||</text:p>
          </table:table-cell>
          <table:table-cell table:style-name="ce2" table:formula="of:=REPT(&quot;|&quot;;Scale * [$'M+W + Quote HS'.H18])" office:value-type="string" office:string-value="||||||||||||||||">
            <text:p>||||||||||||||||</text:p>
          </table:table-cell>
          <table:table-cell table:style-name="ce2" table:formula="of:=REPT(&quot;|&quot;;Scale * [$'M+W + Quote HS'.I18])">
            <text:p/>
          </table:table-cell>
          <table:table-cell table:number-columns-repeated="1015"/>
        </table:table-row>
        <table:table-row table:style-name="ro2">
          <table:table-cell table:formula="of:=['M+W + Quote HS'.A19]" office:value-type="string" office:string-value="09S">
            <text:p>09S</text:p>
          </table:table-cell>
          <table:table-cell table:style-name="ce2" table:formula="of:=REPT(&quot;|&quot;;Scale * [$'M+W + Quote HS'.B19])" office:value-type="string" office:string-value="|||||||||||||||||">
            <text:p>|||||||||||||||||</text:p>
          </table:table-cell>
          <table:table-cell table:style-name="ce2" table:formula="of:=REPT(&quot;|&quot;;Scale * [$'M+W + Quote HS'.C19])" office:value-type="string" office:string-value="||||||||||||||||||||||">
            <text:p>||||||||||||||||||||||</text:p>
          </table:table-cell>
          <table:table-cell table:style-name="ce2" table:formula="of:=REPT(&quot;|&quot;;Scale * [$'M+W + Quote HS'.D19])" office:value-type="string" office:string-value="|||||||||||||">
            <text:p>|||||||||||||</text:p>
          </table:table-cell>
          <table:table-cell table:style-name="ce2" table:formula="of:=REPT(&quot;|&quot;;Scale * [$'M+W + Quote HS'.E19])" office:value-type="string" office:string-value="||||||||">
            <text:p>||||||||</text:p>
          </table:table-cell>
          <table:table-cell table:style-name="ce2" table:formula="of:=REPT(&quot;|&quot;;Scale * [$'M+W + Quote HS'.F19])" office:value-type="string" office:string-value="|||||">
            <text:p>|||||</text:p>
          </table:table-cell>
          <table:table-cell table:style-name="ce2" table:formula="of:=REPT(&quot;|&quot;;Scale * [$'M+W + Quote HS'.G19])" office:value-type="string" office:string-value="|||||||||||||||">
            <text:p>|||||||||||||||</text:p>
          </table:table-cell>
          <table:table-cell table:style-name="ce2" table:formula="of:=REPT(&quot;|&quot;;Scale * [$'M+W + Quote HS'.H19])" office:value-type="string" office:string-value="||||||||||||||">
            <text:p>||||||||||||||</text:p>
          </table:table-cell>
          <table:table-cell table:style-name="ce2" table:formula="of:=REPT(&quot;|&quot;;Scale * [$'M+W + Quote HS'.I19])">
            <text:p/>
          </table:table-cell>
          <table:table-cell table:number-columns-repeated="1015"/>
        </table:table-row>
        <table:table-row table:style-name="ro2">
          <table:table-cell table:formula="of:=['M+W + Quote HS'.A20]" office:value-type="string" office:string-value="09W">
            <text:p>09W</text:p>
          </table:table-cell>
          <table:table-cell table:style-name="ce2" table:formula="of:=REPT(&quot;|&quot;;Scale * [$'M+W + Quote HS'.B20])" office:value-type="string" office:string-value="|||||||||||||||||">
            <text:p>|||||||||||||||||</text:p>
          </table:table-cell>
          <table:table-cell table:style-name="ce2" table:formula="of:=REPT(&quot;|&quot;;Scale * [$'M+W + Quote HS'.C20])" office:value-type="string" office:string-value="|||||||||||||||||||">
            <text:p>|||||||||||||||||||</text:p>
          </table:table-cell>
          <table:table-cell table:style-name="ce2" table:formula="of:=REPT(&quot;|&quot;;Scale * [$'M+W + Quote HS'.D20])" office:value-type="string" office:string-value="||||||||||||||||||">
            <text:p>||||||||||||||||||</text:p>
          </table:table-cell>
          <table:table-cell table:style-name="ce2" table:formula="of:=REPT(&quot;|&quot;;Scale * [$'M+W + Quote HS'.E20])" office:value-type="string" office:string-value="||||||||||">
            <text:p>||||||||||</text:p>
          </table:table-cell>
          <table:table-cell table:style-name="ce2" table:formula="of:=REPT(&quot;|&quot;;Scale * [$'M+W + Quote HS'.F20])" office:value-type="string" office:string-value="||||||">
            <text:p>||||||</text:p>
          </table:table-cell>
          <table:table-cell table:style-name="ce2" table:formula="of:=REPT(&quot;|&quot;;Scale * [$'M+W + Quote HS'.G20])" office:value-type="string" office:string-value="||||||">
            <text:p>||||||</text:p>
          </table:table-cell>
          <table:table-cell table:style-name="ce2" table:formula="of:=REPT(&quot;|&quot;;Scale * [$'M+W + Quote HS'.H20])" office:value-type="string" office:string-value="||||||||||||||||||">
            <text:p>||||||||||||||||||</text:p>
          </table:table-cell>
          <table:table-cell table:style-name="ce2" table:formula="of:=REPT(&quot;|&quot;;Scale * [$'M+W + Quote HS'.I20])">
            <text:p/>
          </table:table-cell>
          <table:table-cell table:number-columns-repeated="1015"/>
        </table:table-row>
        <table:table-row table:style-name="ro2">
          <table:table-cell table:formula="of:=['M+W + Quote HS'.A21]" office:value-type="string" office:string-value="10S">
            <text:p>10S</text:p>
          </table:table-cell>
          <table:table-cell table:style-name="ce2" table:formula="of:=REPT(&quot;|&quot;;Scale * [$'M+W + Quote HS'.B21])" office:value-type="string" office:string-value="||||||||||||||||">
            <text:p>||||||||||||||||</text:p>
          </table:table-cell>
          <table:table-cell table:style-name="ce2" table:formula="of:=REPT(&quot;|&quot;;Scale * [$'M+W + Quote HS'.C21])" office:value-type="string" office:string-value="|||||||||||||||||||||||||">
            <text:p>|||||||||||||||||||||||||</text:p>
          </table:table-cell>
          <table:table-cell table:style-name="ce2" table:formula="of:=REPT(&quot;|&quot;;Scale * [$'M+W + Quote HS'.D21])" office:value-type="string" office:string-value="||||||||||">
            <text:p>||||||||||</text:p>
          </table:table-cell>
          <table:table-cell table:style-name="ce2" table:formula="of:=REPT(&quot;|&quot;;Scale * [$'M+W + Quote HS'.E21])" office:value-type="string" office:string-value="||||||||||||||||">
            <text:p>||||||||||||||||</text:p>
          </table:table-cell>
          <table:table-cell table:style-name="ce2" table:formula="of:=REPT(&quot;|&quot;;Scale * [$'M+W + Quote HS'.F21])" office:value-type="string" office:string-value="||||||||||">
            <text:p>||||||||||</text:p>
          </table:table-cell>
          <table:table-cell table:style-name="ce2" table:formula="of:=REPT(&quot;|&quot;;Scale * [$'M+W + Quote HS'.G21])" office:value-type="string" office:string-value="||||||">
            <text:p>||||||</text:p>
          </table:table-cell>
          <table:table-cell table:style-name="ce2" table:formula="of:=REPT(&quot;|&quot;;Scale * [$'M+W + Quote HS'.H21])" office:value-type="string" office:string-value="|||||||||||">
            <text:p>|||||||||||</text:p>
          </table:table-cell>
          <table:table-cell table:style-name="ce2" table:formula="of:=REPT(&quot;|&quot;;Scale * [$'M+W + Quote HS'.I21])">
            <text:p/>
          </table:table-cell>
          <table:table-cell table:number-columns-repeated="1015"/>
        </table:table-row>
        <table:table-row table:style-name="ro2">
          <table:table-cell table:formula="of:=['M+W + Quote HS'.A22]" office:value-type="string" office:string-value="10W">
            <text:p>10W</text:p>
          </table:table-cell>
          <table:table-cell table:style-name="ce2" table:formula="of:=REPT(&quot;|&quot;;Scale * [$'M+W + Quote HS'.B22])" office:value-type="string" office:string-value="||||||||||||||">
            <text:p>||||||||||||||</text:p>
          </table:table-cell>
          <table:table-cell table:style-name="ce2" table:formula="of:=REPT(&quot;|&quot;;Scale * [$'M+W + Quote HS'.C22])" office:value-type="string" office:string-value="||||||||||||||||||||||">
            <text:p>||||||||||||||||||||||</text:p>
          </table:table-cell>
          <table:table-cell table:style-name="ce2" table:formula="of:=REPT(&quot;|&quot;;Scale * [$'M+W + Quote HS'.D22])" office:value-type="string" office:string-value="||||||||||||||||">
            <text:p>||||||||||||||||</text:p>
          </table:table-cell>
          <table:table-cell table:style-name="ce2" table:formula="of:=REPT(&quot;|&quot;;Scale * [$'M+W + Quote HS'.E22])" office:value-type="string" office:string-value="||||||||||">
            <text:p>||||||||||</text:p>
          </table:table-cell>
          <table:table-cell table:style-name="ce2" table:formula="of:=REPT(&quot;|&quot;;Scale * [$'M+W + Quote HS'.F22])" office:value-type="string" office:string-value="||||||||||||||||">
            <text:p>||||||||||||||||</text:p>
          </table:table-cell>
          <table:table-cell table:style-name="ce2" table:formula="of:=REPT(&quot;|&quot;;Scale * [$'M+W + Quote HS'.G22])" office:value-type="string" office:string-value="|||||||||||">
            <text:p>|||||||||||</text:p>
          </table:table-cell>
          <table:table-cell table:style-name="ce2" table:formula="of:=REPT(&quot;|&quot;;Scale * [$'M+W + Quote HS'.H22])" office:value-type="string" office:string-value="||||||||">
            <text:p>||||||||</text:p>
          </table:table-cell>
          <table:table-cell table:style-name="ce2" table:formula="of:=REPT(&quot;|&quot;;Scale * [$'M+W + Quote HS'.I22])">
            <text:p/>
          </table:table-cell>
          <table:table-cell table:number-columns-repeated="1015"/>
        </table:table-row>
        <table:table-row table:style-name="ro2">
          <table:table-cell table:formula="of:=['M+W + Quote HS'.A23]" office:value-type="string" office:string-value="11S">
            <text:p>11S</text:p>
          </table:table-cell>
          <table:table-cell table:style-name="ce2" table:formula="of:=REPT(&quot;|&quot;;Scale * [$'M+W + Quote HS'.B23])" office:value-type="string" office:string-value="||||||||||||">
            <text:p>||||||||||||</text:p>
          </table:table-cell>
          <table:table-cell table:style-name="ce2" table:formula="of:=REPT(&quot;|&quot;;Scale * [$'M+W + Quote HS'.C23])" office:value-type="string" office:string-value="|||||||||||||||||||||||||||">
            <text:p>|||||||||||||||||||||||||||</text:p>
          </table:table-cell>
          <table:table-cell table:style-name="ce2" table:formula="of:=REPT(&quot;|&quot;;Scale * [$'M+W + Quote HS'.D23])" office:value-type="string" office:string-value="|||||||||">
            <text:p>|||||||||</text:p>
          </table:table-cell>
          <table:table-cell table:style-name="ce2" table:formula="of:=REPT(&quot;|&quot;;Scale * [$'M+W + Quote HS'.E23])" office:value-type="string" office:string-value="||||||||||||||">
            <text:p>||||||||||||||</text:p>
          </table:table-cell>
          <table:table-cell table:style-name="ce2" table:formula="of:=REPT(&quot;|&quot;;Scale * [$'M+W + Quote HS'.F23])" office:value-type="string" office:string-value="|||||||||">
            <text:p>|||||||||</text:p>
          </table:table-cell>
          <table:table-cell table:style-name="ce2" table:formula="of:=REPT(&quot;|&quot;;Scale * [$'M+W + Quote HS'.G23])" office:value-type="string" office:string-value="||||||||||||||||">
            <text:p>||||||||||||||||</text:p>
          </table:table-cell>
          <table:table-cell table:style-name="ce2" table:formula="of:=REPT(&quot;|&quot;;Scale * [$'M+W + Quote HS'.H23])" office:value-type="string" office:string-value="|||||||||||||||">
            <text:p>|||||||||||||||</text:p>
          </table:table-cell>
          <table:table-cell table:style-name="ce2" table:formula="of:=REPT(&quot;|&quot;;Scale * [$'M+W + Quote HS'.I23])">
            <text:p/>
          </table:table-cell>
          <table:table-cell table:number-columns-repeated="1015"/>
        </table:table-row>
        <table:table-row table:style-name="ro2">
          <table:table-cell table:formula="of:=['M+W + Quote HS'.A24]" office:value-type="string" office:string-value="11W">
            <text:p>11W</text:p>
          </table:table-cell>
          <table:table-cell table:style-name="ce2" table:formula="of:=REPT(&quot;|&quot;;Scale * [$'M+W + Quote HS'.B24])" office:value-type="string" office:string-value="||||||||||||">
            <text:p>||||||||||||</text:p>
          </table:table-cell>
          <table:table-cell table:style-name="ce2" table:formula="of:=REPT(&quot;|&quot;;Scale * [$'M+W + Quote HS'.C24])" office:value-type="string" office:string-value="||||||||||||||||||||||">
            <text:p>||||||||||||||||||||||</text:p>
          </table:table-cell>
          <table:table-cell table:style-name="ce2" table:formula="of:=REPT(&quot;|&quot;;Scale * [$'M+W + Quote HS'.D24])" office:value-type="string" office:string-value="|||||||||||||||||||">
            <text:p>|||||||||||||||||||</text:p>
          </table:table-cell>
          <table:table-cell table:style-name="ce2" table:formula="of:=REPT(&quot;|&quot;;Scale * [$'M+W + Quote HS'.E24])" office:value-type="string" office:string-value="|||||||">
            <text:p>|||||||</text:p>
          </table:table-cell>
          <table:table-cell table:style-name="ce2" table:formula="of:=REPT(&quot;|&quot;;Scale * [$'M+W + Quote HS'.F24])" office:value-type="string" office:string-value="||||||||||||||">
            <text:p>||||||||||||||</text:p>
          </table:table-cell>
          <table:table-cell table:style-name="ce2" table:formula="of:=REPT(&quot;|&quot;;Scale * [$'M+W + Quote HS'.G24])" office:value-type="string" office:string-value="|||||||||||">
            <text:p>|||||||||||</text:p>
          </table:table-cell>
          <table:table-cell table:style-name="ce2" table:formula="of:=REPT(&quot;|&quot;;Scale * [$'M+W + Quote HS'.H24])" office:value-type="string" office:string-value="||||||||||||||||||">
            <text:p>||||||||||||||||||</text:p>
          </table:table-cell>
          <table:table-cell table:style-name="ce2" table:formula="of:=REPT(&quot;|&quot;;Scale * [$'M+W + Quote HS'.I24])">
            <text:p/>
          </table:table-cell>
          <table:table-cell table:number-columns-repeated="1015"/>
        </table:table-row>
        <table:table-row table:style-name="ro2">
          <table:table-cell table:formula="of:=['M+W + Quote HS'.A25]" office:value-type="string" office:string-value="12S">
            <text:p>12S</text:p>
          </table:table-cell>
          <table:table-cell table:style-name="ce2" table:formula="of:=REPT(&quot;|&quot;;Scale * [$'M+W + Quote HS'.B25])" office:value-type="string" office:string-value="||||||||||||||||||">
            <text:p>||||||||||||||||||</text:p>
          </table:table-cell>
          <table:table-cell table:style-name="ce2" table:formula="of:=REPT(&quot;|&quot;;Scale * [$'M+W + Quote HS'.C25])" office:value-type="string" office:string-value="||||||||||||||||||||">
            <text:p>||||||||||||||||||||</text:p>
          </table:table-cell>
          <table:table-cell table:style-name="ce2" table:formula="of:=REPT(&quot;|&quot;;Scale * [$'M+W + Quote HS'.D25])" office:value-type="string" office:string-value="||||||||||">
            <text:p>||||||||||</text:p>
          </table:table-cell>
          <table:table-cell table:style-name="ce2" table:formula="of:=REPT(&quot;|&quot;;Scale * [$'M+W + Quote HS'.E25])" office:value-type="string" office:string-value="||||||||||||||">
            <text:p>||||||||||||||</text:p>
          </table:table-cell>
          <table:table-cell table:style-name="ce2" table:formula="of:=REPT(&quot;|&quot;;Scale * [$'M+W + Quote HS'.F25])" office:value-type="string" office:string-value="|||||||">
            <text:p>|||||||</text:p>
          </table:table-cell>
          <table:table-cell table:style-name="ce2" table:formula="of:=REPT(&quot;|&quot;;Scale * [$'M+W + Quote HS'.G25])" office:value-type="string" office:string-value="||||||||||||||||">
            <text:p>||||||||||||||||</text:p>
          </table:table-cell>
          <table:table-cell table:style-name="ce2" table:formula="of:=REPT(&quot;|&quot;;Scale * [$'M+W + Quote HS'.H25])" office:value-type="string" office:string-value="|||||||||||||||||||">
            <text:p>|||||||||||||||||||</text:p>
          </table:table-cell>
          <table:table-cell table:style-name="ce2" table:formula="of:=REPT(&quot;|&quot;;Scale * [$'M+W + Quote HS'.I25])">
            <text:p/>
          </table:table-cell>
          <table:table-cell table:number-columns-repeated="1015"/>
        </table:table-row>
        <table:table-row table:style-name="ro2">
          <table:table-cell table:formula="of:=['M+W + Quote HS'.A26]" office:value-type="string" office:string-value="12W">
            <text:p>12W</text:p>
          </table:table-cell>
          <table:table-cell table:style-name="ce2" table:formula="of:=REPT(&quot;|&quot;;Scale * [$'M+W + Quote HS'.B26])" office:value-type="string" office:string-value="||||||||||||||||">
            <text:p>||||||||||||||||</text:p>
          </table:table-cell>
          <table:table-cell table:style-name="ce2" table:formula="of:=REPT(&quot;|&quot;;Scale * [$'M+W + Quote HS'.C26])" office:value-type="string" office:string-value="||||||||||||||||||||||">
            <text:p>||||||||||||||||||||||</text:p>
          </table:table-cell>
          <table:table-cell table:style-name="ce2" table:formula="of:=REPT(&quot;|&quot;;Scale * [$'M+W + Quote HS'.D26])" office:value-type="string" office:string-value="|||||||||||">
            <text:p>|||||||||||</text:p>
          </table:table-cell>
          <table:table-cell table:style-name="ce2" table:formula="of:=REPT(&quot;|&quot;;Scale * [$'M+W + Quote HS'.E26])" office:value-type="string" office:string-value="||||||||||">
            <text:p>||||||||||</text:p>
          </table:table-cell>
          <table:table-cell table:style-name="ce2" table:formula="of:=REPT(&quot;|&quot;;Scale * [$'M+W + Quote HS'.F26])" office:value-type="string" office:string-value="||||||||||||">
            <text:p>||||||||||||</text:p>
          </table:table-cell>
          <table:table-cell table:style-name="ce2" table:formula="of:=REPT(&quot;|&quot;;Scale * [$'M+W + Quote HS'.G26])" office:value-type="string" office:string-value="|||||||||||">
            <text:p>|||||||||||</text:p>
          </table:table-cell>
          <table:table-cell table:style-name="ce2" table:formula="of:=REPT(&quot;|&quot;;Scale * [$'M+W + Quote HS'.H26])" office:value-type="string" office:string-value="||||||||||||||||||">
            <text:p>||||||||||||||||||</text:p>
          </table:table-cell>
          <table:table-cell table:style-name="ce2" table:formula="of:=REPT(&quot;|&quot;;Scale * [$'M+W + Quote HS'.I26])">
            <text:p/>
          </table:table-cell>
          <table:table-cell table:number-columns-repeated="1015"/>
        </table:table-row>
        <table:table-row table:style-name="ro2">
          <table:table-cell table:formula="of:=['M+W + Quote HS'.A27]" office:value-type="string" office:string-value="13S">
            <text:p>13S</text:p>
          </table:table-cell>
          <table:table-cell table:style-name="ce2" table:formula="of:=REPT(&quot;|&quot;;Scale * [$'M+W + Quote HS'.B27])" office:value-type="string" office:string-value="|||||||||||||||">
            <text:p>|||||||||||||||</text:p>
          </table:table-cell>
          <table:table-cell table:style-name="ce2" table:formula="of:=REPT(&quot;|&quot;;Scale * [$'M+W + Quote HS'.C27])" office:value-type="string" office:string-value="||||||||||||||||||||||||">
            <text:p>||||||||||||||||||||||||</text:p>
          </table:table-cell>
          <table:table-cell table:style-name="ce2" table:formula="of:=REPT(&quot;|&quot;;Scale * [$'M+W + Quote HS'.D27])" office:value-type="string" office:string-value="|||||||||||||">
            <text:p>|||||||||||||</text:p>
          </table:table-cell>
          <table:table-cell table:style-name="ce2" table:formula="of:=REPT(&quot;|&quot;;Scale * [$'M+W + Quote HS'.E27])" office:value-type="string" office:string-value="|||||||||">
            <text:p>|||||||||</text:p>
          </table:table-cell>
          <table:table-cell table:style-name="ce2" table:formula="of:=REPT(&quot;|&quot;;Scale * [$'M+W + Quote HS'.F27])" office:value-type="string" office:string-value="||||||||||">
            <text:p>||||||||||</text:p>
          </table:table-cell>
          <table:table-cell table:style-name="ce2" table:formula="of:=REPT(&quot;|&quot;;Scale * [$'M+W + Quote HS'.G27])" office:value-type="string" office:string-value="|||||||||||||">
            <text:p>|||||||||||||</text:p>
          </table:table-cell>
          <table:table-cell table:style-name="ce2" table:formula="of:=REPT(&quot;|&quot;;Scale * [$'M+W + Quote HS'.H27])" office:value-type="string" office:string-value="||||||||||||||||||">
            <text:p>||||||||||||||||||</text:p>
          </table:table-cell>
          <table:table-cell table:style-name="ce2" table:formula="of:=REPT(&quot;|&quot;;Scale * [$'M+W + Quote HS'.I27])">
            <text:p/>
          </table:table-cell>
          <table:table-cell table:number-columns-repeated="1015"/>
        </table:table-row>
        <table:table-row table:style-name="ro2">
          <table:table-cell table:formula="of:=['M+W + Quote HS'.A28]" office:value-type="string" office:string-value="13W">
            <text:p>13W</text:p>
          </table:table-cell>
          <table:table-cell table:style-name="ce2" table:formula="of:=REPT(&quot;|&quot;;Scale * [$'M+W + Quote HS'.B28])" office:value-type="string" office:string-value="|||||||||||||||||||">
            <text:p>|||||||||||||||||||</text:p>
          </table:table-cell>
          <table:table-cell table:style-name="ce2" table:formula="of:=REPT(&quot;|&quot;;Scale * [$'M+W + Quote HS'.C28])" office:value-type="string" office:string-value="|||||||||||||||||||||||||">
            <text:p>|||||||||||||||||||||||||</text:p>
          </table:table-cell>
          <table:table-cell table:style-name="ce2" table:formula="of:=REPT(&quot;|&quot;;Scale * [$'M+W + Quote HS'.D28])" office:value-type="string" office:string-value="|||||||||||||">
            <text:p>|||||||||||||</text:p>
          </table:table-cell>
          <table:table-cell table:style-name="ce2" table:formula="of:=REPT(&quot;|&quot;;Scale * [$'M+W + Quote HS'.E28])" office:value-type="string" office:string-value="|||||||">
            <text:p>|||||||</text:p>
          </table:table-cell>
          <table:table-cell table:style-name="ce2" table:formula="of:=REPT(&quot;|&quot;;Scale * [$'M+W + Quote HS'.F28])" office:value-type="string" office:string-value="||||||||">
            <text:p>||||||||</text:p>
          </table:table-cell>
          <table:table-cell table:style-name="ce2" table:formula="of:=REPT(&quot;|&quot;;Scale * [$'M+W + Quote HS'.G28])" office:value-type="string" office:string-value="||||||||||||">
            <text:p>||||||||||||</text:p>
          </table:table-cell>
          <table:table-cell table:style-name="ce2" table:formula="of:=REPT(&quot;|&quot;;Scale * [$'M+W + Quote HS'.H28])" office:value-type="string" office:string-value="||||||||||||||||||">
            <text:p>||||||||||||||||||</text:p>
          </table:table-cell>
          <table:table-cell table:style-name="ce2" table:formula="of:=REPT(&quot;|&quot;;Scale * [$'M+W + Quote HS'.I28])">
            <text:p/>
          </table:table-cell>
          <table:table-cell table:number-columns-repeated="1015"/>
        </table:table-row>
        <table:table-row table:style-name="ro2">
          <table:table-cell table:formula="of:=['M+W + Quote HS'.A29]" office:value-type="string" office:string-value="14S">
            <text:p>14S</text:p>
          </table:table-cell>
          <table:table-cell table:style-name="ce2" table:formula="of:=REPT(&quot;|&quot;;Scale * [$'M+W + Quote HS'.B29])" office:value-type="string" office:string-value="||||||||||||||">
            <text:p>||||||||||||||</text:p>
          </table:table-cell>
          <table:table-cell table:style-name="ce2" table:formula="of:=REPT(&quot;|&quot;;Scale * [$'M+W + Quote HS'.C29])" office:value-type="string" office:string-value="|||||||||||||||||||||||||">
            <text:p>|||||||||||||||||||||||||</text:p>
          </table:table-cell>
          <table:table-cell table:style-name="ce2" table:formula="of:=REPT(&quot;|&quot;;Scale * [$'M+W + Quote HS'.D29])" office:value-type="string" office:string-value="||||||||||">
            <text:p>||||||||||</text:p>
          </table:table-cell>
          <table:table-cell table:style-name="ce2" table:formula="of:=REPT(&quot;|&quot;;Scale * [$'M+W + Quote HS'.E29])" office:value-type="string" office:string-value="|||||||||||||">
            <text:p>|||||||||||||</text:p>
          </table:table-cell>
          <table:table-cell table:style-name="ce2" table:formula="of:=REPT(&quot;|&quot;;Scale * [$'M+W + Quote HS'.F29])" office:value-type="string" office:string-value="||||||">
            <text:p>||||||</text:p>
          </table:table-cell>
          <table:table-cell table:style-name="ce2" table:formula="of:=REPT(&quot;|&quot;;Scale * [$'M+W + Quote HS'.G29])" office:value-type="string" office:string-value="|||||||||">
            <text:p>|||||||||</text:p>
          </table:table-cell>
          <table:table-cell table:style-name="ce2" table:formula="of:=REPT(&quot;|&quot;;Scale * [$'M+W + Quote HS'.H29])" office:value-type="string" office:string-value="|||||||||||||||||||">
            <text:p>|||||||||||||||||||</text:p>
          </table:table-cell>
          <table:table-cell table:style-name="ce2" table:formula="of:=REPT(&quot;|&quot;;Scale * [$'M+W + Quote HS'.I29])">
            <text:p/>
          </table:table-cell>
          <table:table-cell table:number-columns-repeated="1015"/>
        </table:table-row>
        <table:table-row table:style-name="ro2">
          <table:table-cell table:formula="of:=['M+W + Quote HS'.A30]" office:value-type="string" office:string-value="14W">
            <text:p>14W</text:p>
          </table:table-cell>
          <table:table-cell table:style-name="ce2" table:formula="of:=REPT(&quot;|&quot;;Scale * [$'M+W + Quote HS'.B30])" office:value-type="string" office:string-value="|||||||||||||||">
            <text:p>|||||||||||||||</text:p>
          </table:table-cell>
          <table:table-cell table:style-name="ce2" table:formula="of:=REPT(&quot;|&quot;;Scale * [$'M+W + Quote HS'.C30])" office:value-type="string" office:string-value="|||||||||||||||||||||">
            <text:p>|||||||||||||||||||||</text:p>
          </table:table-cell>
          <table:table-cell table:style-name="ce2" table:formula="of:=REPT(&quot;|&quot;;Scale * [$'M+W + Quote HS'.D30])" office:value-type="string" office:string-value="||||||||||">
            <text:p>||||||||||</text:p>
          </table:table-cell>
          <table:table-cell table:style-name="ce2" table:formula="of:=REPT(&quot;|&quot;;Scale * [$'M+W + Quote HS'.E30])" office:value-type="string" office:string-value="||||||||||||">
            <text:p>||||||||||||</text:p>
          </table:table-cell>
          <table:table-cell table:style-name="ce2" table:formula="of:=REPT(&quot;|&quot;;Scale * [$'M+W + Quote HS'.F30])" office:value-type="string" office:string-value="|||||||||||">
            <text:p>|||||||||||</text:p>
          </table:table-cell>
          <table:table-cell table:style-name="ce2" table:formula="of:=REPT(&quot;|&quot;;Scale * [$'M+W + Quote HS'.G30])" office:value-type="string" office:string-value="|||||||">
            <text:p>|||||||</text:p>
          </table:table-cell>
          <table:table-cell table:style-name="ce2" table:formula="of:=REPT(&quot;|&quot;;Scale * [$'M+W + Quote HS'.H30])" office:value-type="string" office:string-value="||||||||||||||||">
            <text:p>||||||||||||||||</text:p>
          </table:table-cell>
          <table:table-cell table:style-name="ce2" table:formula="of:=REPT(&quot;|&quot;;Scale * [$'M+W + Quote HS'.I30])">
            <text:p/>
          </table:table-cell>
          <table:table-cell table:number-columns-repeated="1015"/>
        </table:table-row>
        <table:table-row table:style-name="ro2">
          <table:table-cell table:formula="of:=['M+W + Quote HS'.A31]" office:value-type="string" office:string-value="15S">
            <text:p>15S</text:p>
          </table:table-cell>
          <table:table-cell table:style-name="ce2" table:formula="of:=REPT(&quot;|&quot;;Scale * [$'M+W + Quote HS'.B31])" office:value-type="string" office:string-value="||||||||||||||||">
            <text:p>||||||||||||||||</text:p>
          </table:table-cell>
          <table:table-cell table:style-name="ce2" table:formula="of:=REPT(&quot;|&quot;;Scale * [$'M+W + Quote HS'.C31])" office:value-type="string" office:string-value="||||||||||||||||||||||||||">
            <text:p>||||||||||||||||||||||||||</text:p>
          </table:table-cell>
          <table:table-cell table:style-name="ce2" table:formula="of:=REPT(&quot;|&quot;;Scale * [$'M+W + Quote HS'.D31])" office:value-type="string" office:string-value="|||||||||">
            <text:p>|||||||||</text:p>
          </table:table-cell>
          <table:table-cell table:style-name="ce2" table:formula="of:=REPT(&quot;|&quot;;Scale * [$'M+W + Quote HS'.E31])" office:value-type="string" office:string-value="|||||||||">
            <text:p>|||||||||</text:p>
          </table:table-cell>
          <table:table-cell table:style-name="ce2" table:formula="of:=REPT(&quot;|&quot;;Scale * [$'M+W + Quote HS'.F31])" office:value-type="string" office:string-value="||||||||||">
            <text:p>||||||||||</text:p>
          </table:table-cell>
          <table:table-cell table:style-name="ce2" table:formula="of:=REPT(&quot;|&quot;;Scale * [$'M+W + Quote HS'.G31])" office:value-type="string" office:string-value="|||||||||||">
            <text:p>|||||||||||</text:p>
          </table:table-cell>
          <table:table-cell table:style-name="ce2" table:formula="of:=REPT(&quot;|&quot;;Scale * [$'M+W + Quote HS'.H31])" office:value-type="string" office:string-value="||||||||||||||||||">
            <text:p>||||||||||||||||||</text:p>
          </table:table-cell>
          <table:table-cell table:style-name="ce2" table:formula="of:=REPT(&quot;|&quot;;Scale * [$'M+W + Quote HS'.I31])">
            <text:p/>
          </table:table-cell>
          <table:table-cell table:number-columns-repeated="1015"/>
        </table:table-row>
        <table:table-row table:style-name="ro2">
          <table:table-cell table:formula="of:=['M+W + Quote HS'.A32]" office:value-type="string" office:string-value="15W">
            <text:p>15W</text:p>
          </table:table-cell>
          <table:table-cell table:style-name="ce2" table:formula="of:=REPT(&quot;|&quot;;Scale * [$'M+W + Quote HS'.B32])" office:value-type="string" office:string-value="|||||||||||||||||">
            <text:p>|||||||||||||||||</text:p>
          </table:table-cell>
          <table:table-cell table:style-name="ce2" table:formula="of:=REPT(&quot;|&quot;;Scale * [$'M+W + Quote HS'.C32])" office:value-type="string" office:string-value="|||||||||||||||||||||">
            <text:p>|||||||||||||||||||||</text:p>
          </table:table-cell>
          <table:table-cell table:style-name="ce2" table:formula="of:=REPT(&quot;|&quot;;Scale * [$'M+W + Quote HS'.D32])" office:value-type="string" office:string-value="|||||||||">
            <text:p>|||||||||</text:p>
          </table:table-cell>
          <table:table-cell table:style-name="ce2" table:formula="of:=REPT(&quot;|&quot;;Scale * [$'M+W + Quote HS'.E32])" office:value-type="string" office:string-value="||||||">
            <text:p>||||||</text:p>
          </table:table-cell>
          <table:table-cell table:style-name="ce2" table:formula="of:=REPT(&quot;|&quot;;Scale * [$'M+W + Quote HS'.F32])" office:value-type="string" office:string-value="|||||||||">
            <text:p>|||||||||</text:p>
          </table:table-cell>
          <table:table-cell table:style-name="ce2" table:formula="of:=REPT(&quot;|&quot;;Scale * [$'M+W + Quote HS'.G32])" office:value-type="string" office:string-value="||||||||||">
            <text:p>||||||||||</text:p>
          </table:table-cell>
          <table:table-cell table:style-name="ce2" table:formula="of:=REPT(&quot;|&quot;;Scale * [$'M+W + Quote HS'.H32])" office:value-type="string" office:string-value="|||||||||||||||||">
            <text:p>|||||||||||||||||</text:p>
          </table:table-cell>
          <table:table-cell table:style-name="ce2" table:formula="of:=REPT(&quot;|&quot;;Scale * [$'M+W + Quote HS'.I32])">
            <text:p/>
          </table:table-cell>
          <table:table-cell table:number-columns-repeated="1015"/>
        </table:table-row>
        <table:table-row table:style-name="ro2">
          <table:table-cell table:formula="of:=['M+W + Quote HS'.A33]" office:value-type="string" office:string-value="16S">
            <text:p>16S</text:p>
          </table:table-cell>
          <table:table-cell table:style-name="ce2" table:formula="of:=REPT(&quot;|&quot;;Scale * [$'M+W + Quote HS'.B33])" office:value-type="string" office:string-value="|||||||||||||">
            <text:p>|||||||||||||</text:p>
          </table:table-cell>
          <table:table-cell table:style-name="ce2" table:formula="of:=REPT(&quot;|&quot;;Scale * [$'M+W + Quote HS'.C33])" office:value-type="string" office:string-value="|||||||||||||||||||||||||||">
            <text:p>|||||||||||||||||||||||||||</text:p>
          </table:table-cell>
          <table:table-cell table:style-name="ce2" table:formula="of:=REPT(&quot;|&quot;;Scale * [$'M+W + Quote HS'.D33])" office:value-type="string" office:string-value="|||||||||">
            <text:p>|||||||||</text:p>
          </table:table-cell>
          <table:table-cell table:style-name="ce2" table:formula="of:=REPT(&quot;|&quot;;Scale * [$'M+W + Quote HS'.E33])" office:value-type="string" office:string-value="||||||||">
            <text:p>||||||||</text:p>
          </table:table-cell>
          <table:table-cell table:style-name="ce2" table:formula="of:=REPT(&quot;|&quot;;Scale * [$'M+W + Quote HS'.F33])" office:value-type="string" office:string-value="||||||">
            <text:p>||||||</text:p>
          </table:table-cell>
          <table:table-cell table:style-name="ce2" table:formula="of:=REPT(&quot;|&quot;;Scale * [$'M+W + Quote HS'.G33])" office:value-type="string" office:string-value="||||||||||">
            <text:p>||||||||||</text:p>
          </table:table-cell>
          <table:table-cell table:style-name="ce2" table:formula="of:=REPT(&quot;|&quot;;Scale * [$'M+W + Quote HS'.H33])" office:value-type="string" office:string-value="||||||||||||||||||">
            <text:p>||||||||||||||||||</text:p>
          </table:table-cell>
          <table:table-cell table:style-name="ce2" table:formula="of:=REPT(&quot;|&quot;;Scale * [$'M+W + Quote HS'.I33])">
            <text:p/>
          </table:table-cell>
          <table:table-cell table:number-columns-repeated="1015"/>
        </table:table-row>
        <table:table-row table:style-name="ro2">
          <table:table-cell table:formula="of:=['M+W + Quote HS'.A34]" office:value-type="float" office:value="0">
            <text:p>0</text:p>
          </table:table-cell>
          <table:table-cell table:style-name="ce2" table:formula="of:=REPT(&quot;|&quot;;Scale * [$'M+W + Quote HS'.B34])">
            <text:p/>
          </table:table-cell>
          <table:table-cell table:style-name="ce2" table:formula="of:=REPT(&quot;|&quot;;Scale * [$'M+W + Quote HS'.C34])">
            <text:p/>
          </table:table-cell>
          <table:table-cell table:style-name="ce2" table:formula="of:=REPT(&quot;|&quot;;Scale * [$'M+W + Quote HS'.D34])">
            <text:p/>
          </table:table-cell>
          <table:table-cell table:style-name="ce2" table:formula="of:=REPT(&quot;|&quot;;Scale * [$'M+W + Quote HS'.E34])">
            <text:p/>
          </table:table-cell>
          <table:table-cell table:style-name="ce2" table:formula="of:=REPT(&quot;|&quot;;Scale * [$'M+W + Quote HS'.F34])">
            <text:p/>
          </table:table-cell>
          <table:table-cell table:style-name="ce2" table:formula="of:=REPT(&quot;|&quot;;Scale * [$'M+W + Quote HS'.G34])">
            <text:p/>
          </table:table-cell>
          <table:table-cell table:style-name="ce2" table:formula="of:=REPT(&quot;|&quot;;Scale * [$'M+W + Quote HS'.H34])">
            <text:p/>
          </table:table-cell>
          <table:table-cell table:style-name="ce2" table:formula="of:=REPT(&quot;|&quot;;Scale * [$'M+W + Quote HS'.I34])">
            <text:p/>
          </table:table-cell>
          <table:table-cell table:number-columns-repeated="1015"/>
        </table:table-row>
        <table:table-row table:style-name="ro2">
          <table:table-cell table:formula="of:=['M+W + Quote HS'.A35]" office:value-type="float" office:value="0">
            <text:p>0</text:p>
          </table:table-cell>
          <table:table-cell table:style-name="ce2" table:formula="of:=REPT(&quot;|&quot;;Scale * [$'M+W + Quote HS'.B35])">
            <text:p/>
          </table:table-cell>
          <table:table-cell table:style-name="ce2" table:formula="of:=REPT(&quot;|&quot;;Scale * [$'M+W + Quote HS'.C35])">
            <text:p/>
          </table:table-cell>
          <table:table-cell table:style-name="ce2" table:formula="of:=REPT(&quot;|&quot;;Scale * [$'M+W + Quote HS'.D35])">
            <text:p/>
          </table:table-cell>
          <table:table-cell table:style-name="ce2" table:formula="of:=REPT(&quot;|&quot;;Scale * [$'M+W + Quote HS'.E35])">
            <text:p/>
          </table:table-cell>
          <table:table-cell table:style-name="ce2" table:formula="of:=REPT(&quot;|&quot;;Scale * [$'M+W + Quote HS'.F35])">
            <text:p/>
          </table:table-cell>
          <table:table-cell table:style-name="ce2" table:formula="of:=REPT(&quot;|&quot;;Scale * [$'M+W + Quote HS'.G35])">
            <text:p/>
          </table:table-cell>
          <table:table-cell table:style-name="ce2" table:formula="of:=REPT(&quot;|&quot;;Scale * [$'M+W + Quote HS'.H35])">
            <text:p/>
          </table:table-cell>
          <table:table-cell table:style-name="ce2" table:formula="of:=REPT(&quot;|&quot;;Scale * [$'M+W + Quote HS'.I35])">
            <text:p/>
          </table:table-cell>
          <table:table-cell table:number-columns-repeated="1015"/>
        </table:table-row>
        <table:table-row table:style-name="ro2">
          <table:table-cell table:formula="of:=['M+W + Quote HS'.A36]" office:value-type="float" office:value="0">
            <text:p>0</text:p>
          </table:table-cell>
          <table:table-cell table:style-name="ce2" table:formula="of:=REPT(&quot;|&quot;;Scale * [$'M+W + Quote HS'.B36])">
            <text:p/>
          </table:table-cell>
          <table:table-cell table:style-name="ce2" table:formula="of:=REPT(&quot;|&quot;;Scale * [$'M+W + Quote HS'.C36])">
            <text:p/>
          </table:table-cell>
          <table:table-cell table:style-name="ce2" table:formula="of:=REPT(&quot;|&quot;;Scale * [$'M+W + Quote HS'.D36])">
            <text:p/>
          </table:table-cell>
          <table:table-cell table:style-name="ce2" table:formula="of:=REPT(&quot;|&quot;;Scale * [$'M+W + Quote HS'.E36])">
            <text:p/>
          </table:table-cell>
          <table:table-cell table:style-name="ce2" table:formula="of:=REPT(&quot;|&quot;;Scale * [$'M+W + Quote HS'.F36])">
            <text:p/>
          </table:table-cell>
          <table:table-cell table:style-name="ce2" table:formula="of:=REPT(&quot;|&quot;;Scale * [$'M+W + Quote HS'.G36])">
            <text:p/>
          </table:table-cell>
          <table:table-cell table:style-name="ce2" table:formula="of:=REPT(&quot;|&quot;;Scale * [$'M+W + Quote HS'.H36])">
            <text:p/>
          </table:table-cell>
          <table:table-cell table:style-name="ce2" table:formula="of:=REPT(&quot;|&quot;;Scale * [$'M+W + Quote HS'.I36])">
            <text:p/>
          </table:table-cell>
          <table:table-cell table:number-columns-repeated="1015"/>
        </table:table-row>
        <table:table-row table:style-name="ro2">
          <table:table-cell table:formula="of:=['M+W + Quote HS'.A37]" office:value-type="float" office:value="0">
            <text:p>0</text:p>
          </table:table-cell>
          <table:table-cell table:style-name="ce2" table:formula="of:=REPT(&quot;|&quot;;Scale * [$'M+W + Quote HS'.B37])">
            <text:p/>
          </table:table-cell>
          <table:table-cell table:style-name="ce2" table:formula="of:=REPT(&quot;|&quot;;Scale * [$'M+W + Quote HS'.C37])">
            <text:p/>
          </table:table-cell>
          <table:table-cell table:style-name="ce2" table:formula="of:=REPT(&quot;|&quot;;Scale * [$'M+W + Quote HS'.D37])">
            <text:p/>
          </table:table-cell>
          <table:table-cell table:style-name="ce2" table:formula="of:=REPT(&quot;|&quot;;Scale * [$'M+W + Quote HS'.E37])">
            <text:p/>
          </table:table-cell>
          <table:table-cell table:style-name="ce2" table:formula="of:=REPT(&quot;|&quot;;Scale * [$'M+W + Quote HS'.F37])">
            <text:p/>
          </table:table-cell>
          <table:table-cell table:style-name="ce2" table:formula="of:=REPT(&quot;|&quot;;Scale * [$'M+W + Quote HS'.G37])">
            <text:p/>
          </table:table-cell>
          <table:table-cell table:style-name="ce2" table:formula="of:=REPT(&quot;|&quot;;Scale * [$'M+W + Quote HS'.H37])">
            <text:p/>
          </table:table-cell>
          <table:table-cell table:style-name="ce2" table:formula="of:=REPT(&quot;|&quot;;Scale * [$'M+W + Quote HS'.I37])">
            <text:p/>
          </table:table-cell>
          <table:table-cell table:number-columns-repeated="1015"/>
        </table:table-row>
        <table:table-row table:style-name="ro2">
          <table:table-cell table:formula="of:=['M+W + Quote HS'.A38]" office:value-type="float" office:value="0">
            <text:p>0</text:p>
          </table:table-cell>
          <table:table-cell table:style-name="ce2" table:formula="of:=REPT(&quot;|&quot;;Scale * [$'M+W + Quote HS'.B38])">
            <text:p/>
          </table:table-cell>
          <table:table-cell table:style-name="ce2" table:formula="of:=REPT(&quot;|&quot;;Scale * [$'M+W + Quote HS'.C38])">
            <text:p/>
          </table:table-cell>
          <table:table-cell table:style-name="ce2" table:formula="of:=REPT(&quot;|&quot;;Scale * [$'M+W + Quote HS'.D38])">
            <text:p/>
          </table:table-cell>
          <table:table-cell table:style-name="ce2" table:formula="of:=REPT(&quot;|&quot;;Scale * [$'M+W + Quote HS'.E38])">
            <text:p/>
          </table:table-cell>
          <table:table-cell table:style-name="ce2" table:formula="of:=REPT(&quot;|&quot;;Scale * [$'M+W + Quote HS'.F38])">
            <text:p/>
          </table:table-cell>
          <table:table-cell table:style-name="ce2" table:formula="of:=REPT(&quot;|&quot;;Scale * [$'M+W + Quote HS'.G38])">
            <text:p/>
          </table:table-cell>
          <table:table-cell table:style-name="ce2" table:formula="of:=REPT(&quot;|&quot;;Scale * [$'M+W + Quote HS'.H38])">
            <text:p/>
          </table:table-cell>
          <table:table-cell table:style-name="ce2" table:formula="of:=REPT(&quot;|&quot;;Scale * [$'M+W + Quote HS'.I38])">
            <text:p/>
          </table:table-cell>
          <table:table-cell table:number-columns-repeated="1015"/>
        </table:table-row>
        <table:table-row table:style-name="ro2">
          <table:table-cell table:formula="of:=['M+W + Quote HS'.A39]" office:value-type="float" office:value="0">
            <text:p>0</text:p>
          </table:table-cell>
          <table:table-cell table:style-name="ce2" table:formula="of:=REPT(&quot;|&quot;;Scale * [$'M+W + Quote HS'.B39])">
            <text:p/>
          </table:table-cell>
          <table:table-cell table:style-name="ce2" table:formula="of:=REPT(&quot;|&quot;;Scale * [$'M+W + Quote HS'.C39])">
            <text:p/>
          </table:table-cell>
          <table:table-cell table:style-name="ce2" table:formula="of:=REPT(&quot;|&quot;;Scale * [$'M+W + Quote HS'.D39])">
            <text:p/>
          </table:table-cell>
          <table:table-cell table:style-name="ce2" table:formula="of:=REPT(&quot;|&quot;;Scale * [$'M+W + Quote HS'.E39])">
            <text:p/>
          </table:table-cell>
          <table:table-cell table:style-name="ce2" table:formula="of:=REPT(&quot;|&quot;;Scale * [$'M+W + Quote HS'.F39])">
            <text:p/>
          </table:table-cell>
          <table:table-cell table:style-name="ce2" table:formula="of:=REPT(&quot;|&quot;;Scale * [$'M+W + Quote HS'.G39])">
            <text:p/>
          </table:table-cell>
          <table:table-cell table:style-name="ce2" table:formula="of:=REPT(&quot;|&quot;;Scale * [$'M+W + Quote HS'.H39])">
            <text:p/>
          </table:table-cell>
          <table:table-cell table:style-name="ce2" table:formula="of:=REPT(&quot;|&quot;;Scale * [$'M+W + Quote HS'.I39])">
            <text:p/>
          </table:table-cell>
          <table:table-cell table:number-columns-repeated="1015"/>
        </table:table-row>
        <table:table-row table:style-name="ro2">
          <table:table-cell table:formula="of:=['M+W + Quote HS'.A40]" office:value-type="float" office:value="0">
            <text:p>0</text:p>
          </table:table-cell>
          <table:table-cell table:style-name="ce2" table:formula="of:=REPT(&quot;|&quot;;Scale * [$'M+W + Quote HS'.B40])">
            <text:p/>
          </table:table-cell>
          <table:table-cell table:style-name="ce2" table:formula="of:=REPT(&quot;|&quot;;Scale * [$'M+W + Quote HS'.C40])">
            <text:p/>
          </table:table-cell>
          <table:table-cell table:style-name="ce2" table:formula="of:=REPT(&quot;|&quot;;Scale * [$'M+W + Quote HS'.D40])">
            <text:p/>
          </table:table-cell>
          <table:table-cell table:style-name="ce2" table:formula="of:=REPT(&quot;|&quot;;Scale * [$'M+W + Quote HS'.E40])">
            <text:p/>
          </table:table-cell>
          <table:table-cell table:style-name="ce2" table:formula="of:=REPT(&quot;|&quot;;Scale * [$'M+W + Quote HS'.F40])">
            <text:p/>
          </table:table-cell>
          <table:table-cell table:style-name="ce2" table:formula="of:=REPT(&quot;|&quot;;Scale * [$'M+W + Quote HS'.G40])">
            <text:p/>
          </table:table-cell>
          <table:table-cell table:style-name="ce2" table:formula="of:=REPT(&quot;|&quot;;Scale * [$'M+W + Quote HS'.H40])">
            <text:p/>
          </table:table-cell>
          <table:table-cell table:style-name="ce2" table:formula="of:=REPT(&quot;|&quot;;Scale * [$'M+W + Quote HS'.I40])">
            <text:p/>
          </table:table-cell>
          <table:table-cell table:number-columns-repeated="1015"/>
        </table:table-row>
        <table:table-row table:style-name="ro2">
          <table:table-cell table:formula="of:=['M+W + Quote HS'.A41]" office:value-type="float" office:value="0">
            <text:p>0</text:p>
          </table:table-cell>
          <table:table-cell table:style-name="ce2" table:formula="of:=REPT(&quot;|&quot;;Scale * [$'M+W + Quote HS'.B41])">
            <text:p/>
          </table:table-cell>
          <table:table-cell table:style-name="ce2" table:formula="of:=REPT(&quot;|&quot;;Scale * [$'M+W + Quote HS'.C41])">
            <text:p/>
          </table:table-cell>
          <table:table-cell table:style-name="ce2" table:formula="of:=REPT(&quot;|&quot;;Scale * [$'M+W + Quote HS'.D41])">
            <text:p/>
          </table:table-cell>
          <table:table-cell table:style-name="ce2" table:formula="of:=REPT(&quot;|&quot;;Scale * [$'M+W + Quote HS'.E41])">
            <text:p/>
          </table:table-cell>
          <table:table-cell table:style-name="ce2" table:formula="of:=REPT(&quot;|&quot;;Scale * [$'M+W + Quote HS'.F41])">
            <text:p/>
          </table:table-cell>
          <table:table-cell table:style-name="ce2" table:formula="of:=REPT(&quot;|&quot;;Scale * [$'M+W + Quote HS'.G41])">
            <text:p/>
          </table:table-cell>
          <table:table-cell table:style-name="ce2" table:formula="of:=REPT(&quot;|&quot;;Scale * [$'M+W + Quote HS'.H41])">
            <text:p/>
          </table:table-cell>
          <table:table-cell table:style-name="ce2" table:formula="of:=REPT(&quot;|&quot;;Scale * [$'M+W + Quote HS'.I41])">
            <text:p/>
          </table:table-cell>
          <table:table-cell table:number-columns-repeated="1015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+W + Quote HS" table:style-name="ta1" table:print="false">
        <office:forms form:automatic-focus="false" form:apply-design-mode="false"/>
        <table:table-column table:style-name="co1" table:default-cell-style-name="Default"/>
        <table:table-column table:style-name="co6" table:number-columns-repeated="8" table:default-cell-style-name="Default"/>
        <table:table-column table:style-name="co1" table:default-cell-style-name="Default"/>
        <table:table-column table:style-name="co7" table:default-cell-style-name="ce3"/>
        <table:table-row table:style-name="ro2">
          <table:table-cell table:formula="of:= [Rohdaten.A1]" office:value-type="string" office:string-value="Sem">
            <text:p>Se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style-name="Default"/>
        </table:table-row>
        <table:table-row table:style-name="ro2">
          <table:table-cell table:formula="of:=[Rohdaten.A3]" office:value-type="string" office:string-value="00W">
            <text:p>00W</text:p>
          </table:table-cell>
          <table:table-cell table:formula="of:=[Rohdaten.B3] + [Rohdaten.C3]" office:value-type="float" office:value="43">
            <text:p>43</text:p>
          </table:table-cell>
          <table:table-cell table:formula="of:=[Rohdaten.D3] + [Rohdaten.E3]" office:value-type="float" office:value="41">
            <text:p>41</text:p>
          </table:table-cell>
          <table:table-cell table:formula="of:=[Rohdaten.F3] + [Rohdaten.G3]" office:value-type="float" office:value="40">
            <text:p>40</text:p>
          </table:table-cell>
          <table:table-cell table:formula="of:=[Rohdaten.H3] + [Rohdaten.I3]" office:value-type="float" office:value="41">
            <text:p>41</text:p>
          </table:table-cell>
          <table:table-cell table:formula="of:=[Rohdaten.J3] + [Rohdaten.K3]" office:value-type="float" office:value="34">
            <text:p>34</text:p>
          </table:table-cell>
          <table:table-cell table:formula="of:=[Rohdaten.L3] + [Rohdaten.M3]" office:value-type="float" office:value="27">
            <text:p>27</text:p>
          </table:table-cell>
          <table:table-cell table:formula="of:=[Rohdaten.N3] + [Rohdaten.O3]" office:value-type="float" office:value="37">
            <text:p>37</text:p>
          </table:table-cell>
          <table:table-cell table:formula="of:=[Rohdaten.P3] + [Rohdaten.Q3]" office:value-type="float" office:value="71">
            <text:p>71</text:p>
          </table:table-cell>
          <table:table-cell/>
          <table:table-cell table:style-name="Default"/>
        </table:table-row>
        <table:table-row table:style-name="ro2">
          <table:table-cell table:formula="of:=[Rohdaten.A4]" office:value-type="string" office:string-value="01S">
            <text:p>01S</text:p>
          </table:table-cell>
          <table:table-cell table:formula="of:=[Rohdaten.B4] + [Rohdaten.C4]" office:value-type="float" office:value="38">
            <text:p>38</text:p>
          </table:table-cell>
          <table:table-cell table:formula="of:=[Rohdaten.D4] + [Rohdaten.E4]" office:value-type="float" office:value="44">
            <text:p>44</text:p>
          </table:table-cell>
          <table:table-cell table:formula="of:=[Rohdaten.F4] + [Rohdaten.G4]" office:value-type="float" office:value="33">
            <text:p>33</text:p>
          </table:table-cell>
          <table:table-cell table:formula="of:=[Rohdaten.H4] + [Rohdaten.I4]" office:value-type="float" office:value="43">
            <text:p>43</text:p>
          </table:table-cell>
          <table:table-cell table:formula="of:=[Rohdaten.J4] + [Rohdaten.K4]" office:value-type="float" office:value="44">
            <text:p>44</text:p>
          </table:table-cell>
          <table:table-cell table:formula="of:=[Rohdaten.L4] + [Rohdaten.M4]" office:value-type="float" office:value="25">
            <text:p>25</text:p>
          </table:table-cell>
          <table:table-cell table:formula="of:=[Rohdaten.N4] + [Rohdaten.O4]" office:value-type="float" office:value="44">
            <text:p>44</text:p>
          </table:table-cell>
          <table:table-cell table:formula="of:=[Rohdaten.P4] + [Rohdaten.Q4]" office:value-type="float" office:value="57">
            <text:p>57</text:p>
          </table:table-cell>
          <table:table-cell/>
          <table:table-cell table:style-name="Default"/>
        </table:table-row>
        <table:table-row table:style-name="ro2">
          <table:table-cell table:formula="of:=[Rohdaten.A5]" office:value-type="string" office:string-value="01W">
            <text:p>01W</text:p>
          </table:table-cell>
          <table:table-cell table:formula="of:=[Rohdaten.B5] + [Rohdaten.C5]" office:value-type="float" office:value="40">
            <text:p>40</text:p>
          </table:table-cell>
          <table:table-cell table:formula="of:=[Rohdaten.D5] + [Rohdaten.E5]" office:value-type="float" office:value="43">
            <text:p>43</text:p>
          </table:table-cell>
          <table:table-cell table:formula="of:=[Rohdaten.F5] + [Rohdaten.G5]" office:value-type="float" office:value="41">
            <text:p>41</text:p>
          </table:table-cell>
          <table:table-cell table:formula="of:=[Rohdaten.H5] + [Rohdaten.I5]" office:value-type="float" office:value="32">
            <text:p>32</text:p>
          </table:table-cell>
          <table:table-cell table:formula="of:=[Rohdaten.J5] + [Rohdaten.K5]" office:value-type="float" office:value="46">
            <text:p>46</text:p>
          </table:table-cell>
          <table:table-cell table:formula="of:=[Rohdaten.L5] + [Rohdaten.M5]" office:value-type="float" office:value="39">
            <text:p>39</text:p>
          </table:table-cell>
          <table:table-cell table:formula="of:=[Rohdaten.N5] + [Rohdaten.O5]" office:value-type="float" office:value="34">
            <text:p>34</text:p>
          </table:table-cell>
          <table:table-cell table:formula="of:=[Rohdaten.P5] + [Rohdaten.Q5]" office:value-type="float" office:value="59">
            <text:p>59</text:p>
          </table:table-cell>
          <table:table-cell/>
          <table:table-cell table:style-name="Default"/>
        </table:table-row>
        <table:table-row table:style-name="ro2">
          <table:table-cell table:formula="of:=[Rohdaten.A6]" office:value-type="string" office:string-value="02S">
            <text:p>02S</text:p>
          </table:table-cell>
          <table:table-cell table:formula="of:=[Rohdaten.B6] + [Rohdaten.C6]" office:value-type="float" office:value="30">
            <text:p>30</text:p>
          </table:table-cell>
          <table:table-cell table:formula="of:=[Rohdaten.D6] + [Rohdaten.E6]" office:value-type="float" office:value="45">
            <text:p>45</text:p>
          </table:table-cell>
          <table:table-cell table:formula="of:=[Rohdaten.F6] + [Rohdaten.G6]" office:value-type="float" office:value="23">
            <text:p>23</text:p>
          </table:table-cell>
          <table:table-cell table:formula="of:=[Rohdaten.H6] + [Rohdaten.I6]" office:value-type="float" office:value="51">
            <text:p>51</text:p>
          </table:table-cell>
          <table:table-cell table:formula="of:=[Rohdaten.J6] + [Rohdaten.K6]" office:value-type="float" office:value="33">
            <text:p>33</text:p>
          </table:table-cell>
          <table:table-cell table:formula="of:=[Rohdaten.L6] + [Rohdaten.M6]" office:value-type="float" office:value="35">
            <text:p>35</text:p>
          </table:table-cell>
          <table:table-cell table:formula="of:=[Rohdaten.N6] + [Rohdaten.O6]" office:value-type="float" office:value="53">
            <text:p>53</text:p>
          </table:table-cell>
          <table:table-cell table:formula="of:=[Rohdaten.P6] + [Rohdaten.Q6]" office:value-type="float" office:value="57">
            <text:p>57</text:p>
          </table:table-cell>
          <table:table-cell/>
          <table:table-cell table:formula="of:=[.E5]/[.B2]" office:value-type="float" office:value="1.18604651162791">
            <text:p>1,19</text:p>
          </table:table-cell>
        </table:table-row>
        <table:table-row table:style-name="ro2">
          <table:table-cell table:formula="of:=[Rohdaten.A7]" office:value-type="string" office:string-value="02W">
            <text:p>02W</text:p>
          </table:table-cell>
          <table:table-cell table:formula="of:=[Rohdaten.B7] + [Rohdaten.C7]" office:value-type="float" office:value="39">
            <text:p>39</text:p>
          </table:table-cell>
          <table:table-cell table:formula="of:=[Rohdaten.D7] + [Rohdaten.E7]" office:value-type="float" office:value="33">
            <text:p>33</text:p>
          </table:table-cell>
          <table:table-cell table:formula="of:=[Rohdaten.F7] + [Rohdaten.G7]" office:value-type="float" office:value="28">
            <text:p>28</text:p>
          </table:table-cell>
          <table:table-cell table:formula="of:=[Rohdaten.H7] + [Rohdaten.I7]" office:value-type="float" office:value="38">
            <text:p>38</text:p>
          </table:table-cell>
          <table:table-cell table:formula="of:=[Rohdaten.J7] + [Rohdaten.K7]" office:value-type="float" office:value="54">
            <text:p>54</text:p>
          </table:table-cell>
          <table:table-cell table:formula="of:=[Rohdaten.L7] + [Rohdaten.M7]" office:value-type="float" office:value="39">
            <text:p>39</text:p>
          </table:table-cell>
          <table:table-cell table:formula="of:=[Rohdaten.N7] + [Rohdaten.O7]" office:value-type="float" office:value="32">
            <text:p>32</text:p>
          </table:table-cell>
          <table:table-cell table:formula="of:=[Rohdaten.P7] + [Rohdaten.Q7]" office:value-type="float" office:value="60">
            <text:p>60</text:p>
          </table:table-cell>
          <table:table-cell/>
          <table:table-cell table:formula="of:=[.E6]/[.B3]" office:value-type="float" office:value="1">
            <text:p>1,00</text:p>
          </table:table-cell>
        </table:table-row>
        <table:table-row table:style-name="ro2">
          <table:table-cell table:formula="of:=[Rohdaten.A8]" office:value-type="string" office:string-value="03S">
            <text:p>03S</text:p>
          </table:table-cell>
          <table:table-cell table:formula="of:=[Rohdaten.B8] + [Rohdaten.C8]" office:value-type="float" office:value="36">
            <text:p>36</text:p>
          </table:table-cell>
          <table:table-cell table:formula="of:=[Rohdaten.D8] + [Rohdaten.E8]" office:value-type="float" office:value="43">
            <text:p>43</text:p>
          </table:table-cell>
          <table:table-cell table:formula="of:=[Rohdaten.F8] + [Rohdaten.G8]" office:value-type="float" office:value="16">
            <text:p>16</text:p>
          </table:table-cell>
          <table:table-cell table:formula="of:=[Rohdaten.H8] + [Rohdaten.I8]" office:value-type="float" office:value="35">
            <text:p>35</text:p>
          </table:table-cell>
          <table:table-cell table:formula="of:=[Rohdaten.J8] + [Rohdaten.K8]" office:value-type="float" office:value="47">
            <text:p>47</text:p>
          </table:table-cell>
          <table:table-cell table:formula="of:=[Rohdaten.L8] + [Rohdaten.M8]" office:value-type="float" office:value="53">
            <text:p>53</text:p>
          </table:table-cell>
          <table:table-cell table:formula="of:=[Rohdaten.N8] + [Rohdaten.O8]" office:value-type="float" office:value="30">
            <text:p>30</text:p>
          </table:table-cell>
          <table:table-cell table:formula="of:=[Rohdaten.P8] + [Rohdaten.Q8]" office:value-type="float" office:value="61">
            <text:p>61</text:p>
          </table:table-cell>
          <table:table-cell/>
          <table:table-cell table:formula="of:=[.E7]/[.B4]" office:value-type="float" office:value="0.875">
            <text:p>0,88</text:p>
          </table:table-cell>
        </table:table-row>
        <table:table-row table:style-name="ro2">
          <table:table-cell table:formula="of:=[Rohdaten.A9]" office:value-type="string" office:string-value="03W">
            <text:p>03W</text:p>
          </table:table-cell>
          <table:table-cell table:formula="of:=[Rohdaten.B9] + [Rohdaten.C9]" office:value-type="float" office:value="35">
            <text:p>35</text:p>
          </table:table-cell>
          <table:table-cell table:formula="of:=[Rohdaten.D9] + [Rohdaten.E9]" office:value-type="float" office:value="35">
            <text:p>35</text:p>
          </table:table-cell>
          <table:table-cell table:formula="of:=[Rohdaten.F9] + [Rohdaten.G9]" office:value-type="float" office:value="32">
            <text:p>32</text:p>
          </table:table-cell>
          <table:table-cell table:formula="of:=[Rohdaten.H9] + [Rohdaten.I9]" office:value-type="float" office:value="28">
            <text:p>28</text:p>
          </table:table-cell>
          <table:table-cell table:formula="of:=[Rohdaten.J9] + [Rohdaten.K9]" office:value-type="float" office:value="34">
            <text:p>34</text:p>
          </table:table-cell>
          <table:table-cell table:formula="of:=[Rohdaten.L9] + [Rohdaten.M9]" office:value-type="float" office:value="25">
            <text:p>25</text:p>
          </table:table-cell>
          <table:table-cell table:formula="of:=[Rohdaten.N9] + [Rohdaten.O9]" office:value-type="float" office:value="59">
            <text:p>59</text:p>
          </table:table-cell>
          <table:table-cell table:formula="of:=[Rohdaten.P9] + [Rohdaten.Q9]" office:value-type="float" office:value="49">
            <text:p>49</text:p>
          </table:table-cell>
          <table:table-cell/>
          <table:table-cell table:formula="of:=[.E8]/[.B5]" office:value-type="float" office:value="0.933333333333333">
            <text:p>0,93</text:p>
          </table:table-cell>
        </table:table-row>
        <table:table-row table:style-name="ro2">
          <table:table-cell table:formula="of:=[Rohdaten.A10]" office:value-type="string" office:string-value="04S">
            <text:p>04S</text:p>
          </table:table-cell>
          <table:table-cell table:formula="of:=[Rohdaten.B10] + [Rohdaten.C10]" office:value-type="float" office:value="31">
            <text:p>31</text:p>
          </table:table-cell>
          <table:table-cell table:formula="of:=[Rohdaten.D10] + [Rohdaten.E10]" office:value-type="float" office:value="38">
            <text:p>38</text:p>
          </table:table-cell>
          <table:table-cell table:formula="of:=[Rohdaten.F10] + [Rohdaten.G10]" office:value-type="float" office:value="21">
            <text:p>21</text:p>
          </table:table-cell>
          <table:table-cell table:formula="of:=[Rohdaten.H10] + [Rohdaten.I10]" office:value-type="float" office:value="43">
            <text:p>43</text:p>
          </table:table-cell>
          <table:table-cell table:formula="of:=[Rohdaten.J10] + [Rohdaten.K10]" office:value-type="float" office:value="25">
            <text:p>25</text:p>
          </table:table-cell>
          <table:table-cell table:formula="of:=[Rohdaten.L10] + [Rohdaten.M10]" office:value-type="float" office:value="38">
            <text:p>38</text:p>
          </table:table-cell>
          <table:table-cell table:formula="of:=[Rohdaten.N10] + [Rohdaten.O10]" office:value-type="float" office:value="28">
            <text:p>28</text:p>
          </table:table-cell>
          <table:table-cell table:formula="of:=[Rohdaten.P10] + [Rohdaten.Q10]" office:value-type="float" office:value="74">
            <text:p>74</text:p>
          </table:table-cell>
          <table:table-cell/>
          <table:table-cell table:formula="of:=[.E9]/[.B6]" office:value-type="float" office:value="1.1025641025641">
            <text:p>1,10</text:p>
          </table:table-cell>
        </table:table-row>
        <table:table-row table:style-name="ro2">
          <table:table-cell table:formula="of:=[Rohdaten.A11]" office:value-type="string" office:string-value="04W">
            <text:p>04W</text:p>
          </table:table-cell>
          <table:table-cell table:formula="of:=[Rohdaten.B11] + [Rohdaten.C11]" office:value-type="float" office:value="37">
            <text:p>37</text:p>
          </table:table-cell>
          <table:table-cell table:formula="of:=[Rohdaten.D11] + [Rohdaten.E11]" office:value-type="float" office:value="31">
            <text:p>31</text:p>
          </table:table-cell>
          <table:table-cell table:formula="of:=[Rohdaten.F11] + [Rohdaten.G11]" office:value-type="float" office:value="26">
            <text:p>26</text:p>
          </table:table-cell>
          <table:table-cell table:formula="of:=[Rohdaten.H11] + [Rohdaten.I11]" office:value-type="float" office:value="23">
            <text:p>23</text:p>
          </table:table-cell>
          <table:table-cell table:formula="of:=[Rohdaten.J11] + [Rohdaten.K11]" office:value-type="float" office:value="44">
            <text:p>44</text:p>
          </table:table-cell>
          <table:table-cell table:formula="of:=[Rohdaten.L11] + [Rohdaten.M11]" office:value-type="float" office:value="16">
            <text:p>16</text:p>
          </table:table-cell>
          <table:table-cell table:formula="of:=[Rohdaten.N11] + [Rohdaten.O11]" office:value-type="float" office:value="41">
            <text:p>41</text:p>
          </table:table-cell>
          <table:table-cell table:formula="of:=[Rohdaten.P11] + [Rohdaten.Q11]" office:value-type="float" office:value="61">
            <text:p>61</text:p>
          </table:table-cell>
          <table:table-cell/>
          <table:table-cell table:formula="of:=[.E10]/[.B7]" office:value-type="float" office:value="0.638888888888889">
            <text:p>0,64</text:p>
          </table:table-cell>
        </table:table-row>
        <table:table-row table:style-name="ro2">
          <table:table-cell table:formula="of:=[Rohdaten.A12]" office:value-type="string" office:string-value="05S">
            <text:p>05S</text:p>
          </table:table-cell>
          <table:table-cell table:formula="of:=[Rohdaten.B12] + [Rohdaten.C12]" office:value-type="float" office:value="27">
            <text:p>27</text:p>
          </table:table-cell>
          <table:table-cell table:formula="of:=[Rohdaten.D12] + [Rohdaten.E12]" office:value-type="float" office:value="39">
            <text:p>39</text:p>
          </table:table-cell>
          <table:table-cell table:formula="of:=[Rohdaten.F12] + [Rohdaten.G12]" office:value-type="float" office:value="26">
            <text:p>26</text:p>
          </table:table-cell>
          <table:table-cell table:formula="of:=[Rohdaten.H12] + [Rohdaten.I12]" office:value-type="float" office:value="23">
            <text:p>23</text:p>
          </table:table-cell>
          <table:table-cell table:formula="of:=[Rohdaten.J12] + [Rohdaten.K12]" office:value-type="float" office:value="30">
            <text:p>30</text:p>
          </table:table-cell>
          <table:table-cell table:formula="of:=[Rohdaten.L12] + [Rohdaten.M12]" office:value-type="float" office:value="32">
            <text:p>32</text:p>
          </table:table-cell>
          <table:table-cell table:formula="of:=[Rohdaten.N12] + [Rohdaten.O12]" office:value-type="float" office:value="23">
            <text:p>23</text:p>
          </table:table-cell>
          <table:table-cell table:formula="of:=[Rohdaten.P12] + [Rohdaten.Q12]" office:value-type="float" office:value="74">
            <text:p>74</text:p>
          </table:table-cell>
          <table:table-cell/>
          <table:table-cell table:formula="of:=[.E11]/[.B8]" office:value-type="float" office:value="0.657142857142857">
            <text:p>0,66</text:p>
          </table:table-cell>
        </table:table-row>
        <table:table-row table:style-name="ro2">
          <table:table-cell table:formula="of:=[Rohdaten.A13]" office:value-type="string" office:string-value="05W">
            <text:p>05W</text:p>
          </table:table-cell>
          <table:table-cell table:formula="of:=[Rohdaten.B13] + [Rohdaten.C13]" office:value-type="float" office:value="41">
            <text:p>41</text:p>
          </table:table-cell>
          <table:table-cell table:formula="of:=[Rohdaten.D13] + [Rohdaten.E13]" office:value-type="float" office:value="30">
            <text:p>30</text:p>
          </table:table-cell>
          <table:table-cell table:formula="of:=[Rohdaten.F13] + [Rohdaten.G13]" office:value-type="float" office:value="33">
            <text:p>33</text:p>
          </table:table-cell>
          <table:table-cell table:formula="of:=[Rohdaten.H13] + [Rohdaten.I13]" office:value-type="float" office:value="27">
            <text:p>27</text:p>
          </table:table-cell>
          <table:table-cell table:formula="of:=[Rohdaten.J13] + [Rohdaten.K13]" office:value-type="float" office:value="23">
            <text:p>23</text:p>
          </table:table-cell>
          <table:table-cell table:formula="of:=[Rohdaten.L13] + [Rohdaten.M13]" office:value-type="float" office:value="30">
            <text:p>30</text:p>
          </table:table-cell>
          <table:table-cell table:formula="of:=[Rohdaten.N13] + [Rohdaten.O13]" office:value-type="float" office:value="41">
            <text:p>41</text:p>
          </table:table-cell>
          <table:table-cell table:formula="of:=[Rohdaten.P13] + [Rohdaten.Q13]" office:value-type="float" office:value="39">
            <text:p>39</text:p>
          </table:table-cell>
          <table:table-cell/>
          <table:table-cell table:formula="of:=[.E12]/[.B9]" office:value-type="float" office:value="0.870967741935484">
            <text:p>0,87</text:p>
          </table:table-cell>
        </table:table-row>
        <table:table-row table:style-name="ro2">
          <table:table-cell table:formula="of:=[Rohdaten.A14]" office:value-type="string" office:string-value="06S">
            <text:p>06S</text:p>
          </table:table-cell>
          <table:table-cell table:formula="of:=[Rohdaten.B14] + [Rohdaten.C14]" office:value-type="float" office:value="27">
            <text:p>27</text:p>
          </table:table-cell>
          <table:table-cell table:formula="of:=[Rohdaten.D14] + [Rohdaten.E14]" office:value-type="float" office:value="44">
            <text:p>44</text:p>
          </table:table-cell>
          <table:table-cell table:formula="of:=[Rohdaten.F14] + [Rohdaten.G14]" office:value-type="float" office:value="27">
            <text:p>27</text:p>
          </table:table-cell>
          <table:table-cell table:formula="of:=[Rohdaten.H14] + [Rohdaten.I14]" office:value-type="float" office:value="28">
            <text:p>28</text:p>
          </table:table-cell>
          <table:table-cell table:formula="of:=[Rohdaten.J14] + [Rohdaten.K14]" office:value-type="float" office:value="28">
            <text:p>28</text:p>
          </table:table-cell>
          <table:table-cell table:formula="of:=[Rohdaten.L14] + [Rohdaten.M14]" office:value-type="float" office:value="31">
            <text:p>31</text:p>
          </table:table-cell>
          <table:table-cell table:formula="of:=[Rohdaten.N14] + [Rohdaten.O14]" office:value-type="float" office:value="32">
            <text:p>32</text:p>
          </table:table-cell>
          <table:table-cell table:formula="of:=[Rohdaten.P14] + [Rohdaten.Q14]" office:value-type="float" office:value="47">
            <text:p>47</text:p>
          </table:table-cell>
          <table:table-cell/>
          <table:table-cell table:formula="of:=[.E13]/[.B10]" office:value-type="float" office:value="0.756756756756757">
            <text:p>0,76</text:p>
          </table:table-cell>
        </table:table-row>
        <table:table-row table:style-name="ro2">
          <table:table-cell table:formula="of:=[Rohdaten.A15]" office:value-type="string" office:string-value="06W">
            <text:p>06W</text:p>
          </table:table-cell>
          <table:table-cell table:formula="of:=[Rohdaten.B15] + [Rohdaten.C15]" office:value-type="float" office:value="46">
            <text:p>46</text:p>
          </table:table-cell>
          <table:table-cell table:formula="of:=[Rohdaten.D15] + [Rohdaten.E15]" office:value-type="float" office:value="31">
            <text:p>31</text:p>
          </table:table-cell>
          <table:table-cell table:formula="of:=[Rohdaten.F15] + [Rohdaten.G15]" office:value-type="float" office:value="35">
            <text:p>35</text:p>
          </table:table-cell>
          <table:table-cell table:formula="of:=[Rohdaten.H15] + [Rohdaten.I15]" office:value-type="float" office:value="29">
            <text:p>29</text:p>
          </table:table-cell>
          <table:table-cell table:formula="of:=[Rohdaten.J15] + [Rohdaten.K15]" office:value-type="float" office:value="25">
            <text:p>25</text:p>
          </table:table-cell>
          <table:table-cell table:formula="of:=[Rohdaten.L15] + [Rohdaten.M15]" office:value-type="float" office:value="26">
            <text:p>26</text:p>
          </table:table-cell>
          <table:table-cell table:formula="of:=[Rohdaten.N15] + [Rohdaten.O15]" office:value-type="float" office:value="20">
            <text:p>20</text:p>
          </table:table-cell>
          <table:table-cell table:formula="of:=[Rohdaten.P15] + [Rohdaten.Q15]" office:value-type="float" office:value="0">
            <text:p>0</text:p>
          </table:table-cell>
          <table:table-cell/>
          <table:table-cell table:formula="of:=[.E14]/[.B11]" office:value-type="float" office:value="1.07407407407407">
            <text:p>1,07</text:p>
          </table:table-cell>
        </table:table-row>
        <table:table-row table:style-name="ro2">
          <table:table-cell table:formula="of:=[Rohdaten.A16]" office:value-type="string" office:string-value="07S">
            <text:p>07S</text:p>
          </table:table-cell>
          <table:table-cell table:formula="of:=[Rohdaten.B16] + [Rohdaten.C16]" office:value-type="float" office:value="24">
            <text:p>24</text:p>
          </table:table-cell>
          <table:table-cell table:formula="of:=[Rohdaten.D16] + [Rohdaten.E16]" office:value-type="float" office:value="47">
            <text:p>47</text:p>
          </table:table-cell>
          <table:table-cell table:formula="of:=[Rohdaten.F16] + [Rohdaten.G16]" office:value-type="float" office:value="24">
            <text:p>24</text:p>
          </table:table-cell>
          <table:table-cell table:formula="of:=[Rohdaten.H16] + [Rohdaten.I16]" office:value-type="float" office:value="37">
            <text:p>37</text:p>
          </table:table-cell>
          <table:table-cell table:formula="of:=[Rohdaten.J16] + [Rohdaten.K16]" office:value-type="float" office:value="25">
            <text:p>25</text:p>
          </table:table-cell>
          <table:table-cell table:formula="of:=[Rohdaten.L16] + [Rohdaten.M16]" office:value-type="float" office:value="32">
            <text:p>32</text:p>
          </table:table-cell>
          <table:table-cell table:formula="of:=[Rohdaten.N16] + [Rohdaten.O16]" office:value-type="float" office:value="29">
            <text:p>29</text:p>
          </table:table-cell>
          <table:table-cell table:formula="of:=[Rohdaten.P16] + [Rohdaten.Q16]" office:value-type="float" office:value="28">
            <text:p>28</text:p>
          </table:table-cell>
          <table:table-cell/>
          <table:table-cell table:formula="of:=[.E15]/[.B12]" office:value-type="float" office:value="0.902439024390244">
            <text:p>0,90</text:p>
          </table:table-cell>
        </table:table-row>
        <table:table-row table:style-name="ro2">
          <table:table-cell table:formula="of:=[Rohdaten.A17]" office:value-type="string" office:string-value="07W">
            <text:p>07W</text:p>
          </table:table-cell>
          <table:table-cell table:formula="of:=[Rohdaten.B17] + [Rohdaten.C17]" office:value-type="float" office:value="36">
            <text:p>36</text:p>
          </table:table-cell>
          <table:table-cell table:formula="of:=[Rohdaten.D17] + [Rohdaten.E17]" office:value-type="float" office:value="30">
            <text:p>30</text:p>
          </table:table-cell>
          <table:table-cell table:formula="of:=[Rohdaten.F17] + [Rohdaten.G17]" office:value-type="float" office:value="39">
            <text:p>39</text:p>
          </table:table-cell>
          <table:table-cell table:formula="of:=[Rohdaten.H17] + [Rohdaten.I17]" office:value-type="float" office:value="21">
            <text:p>21</text:p>
          </table:table-cell>
          <table:table-cell table:formula="of:=[Rohdaten.J17] + [Rohdaten.K17]" office:value-type="float" office:value="36">
            <text:p>36</text:p>
          </table:table-cell>
          <table:table-cell table:formula="of:=[Rohdaten.L17] + [Rohdaten.M17]" office:value-type="float" office:value="26">
            <text:p>26</text:p>
          </table:table-cell>
          <table:table-cell table:formula="of:=[Rohdaten.N17] + [Rohdaten.O17]" office:value-type="float" office:value="38">
            <text:p>38</text:p>
          </table:table-cell>
          <table:table-cell table:formula="of:=[Rohdaten.P17] + [Rohdaten.Q17]" office:value-type="float" office:value="0">
            <text:p>0</text:p>
          </table:table-cell>
          <table:table-cell/>
          <table:table-cell table:formula="of:=[.E16]/[.B13]" office:value-type="float" office:value="0.777777777777778">
            <text:p>0,78</text:p>
          </table:table-cell>
        </table:table-row>
        <table:table-row table:style-name="ro2">
          <table:table-cell table:formula="of:=[Rohdaten.A18]" office:value-type="string" office:string-value="08S">
            <text:p>08S</text:p>
          </table:table-cell>
          <table:table-cell table:formula="of:=[Rohdaten.B18] + [Rohdaten.C18]" office:value-type="float" office:value="39">
            <text:p>39</text:p>
          </table:table-cell>
          <table:table-cell table:formula="of:=[Rohdaten.D18] + [Rohdaten.E18]" office:value-type="float" office:value="39">
            <text:p>39</text:p>
          </table:table-cell>
          <table:table-cell table:formula="of:=[Rohdaten.F18] + [Rohdaten.G18]" office:value-type="float" office:value="17">
            <text:p>17</text:p>
          </table:table-cell>
          <table:table-cell table:formula="of:=[Rohdaten.H18] + [Rohdaten.I18]" office:value-type="float" office:value="38">
            <text:p>38</text:p>
          </table:table-cell>
          <table:table-cell table:formula="of:=[Rohdaten.J18] + [Rohdaten.K18]" office:value-type="float" office:value="21">
            <text:p>21</text:p>
          </table:table-cell>
          <table:table-cell table:formula="of:=[Rohdaten.L18] + [Rohdaten.M18]" office:value-type="float" office:value="39">
            <text:p>39</text:p>
          </table:table-cell>
          <table:table-cell table:formula="of:=[Rohdaten.N18] + [Rohdaten.O18]" office:value-type="float" office:value="34">
            <text:p>34</text:p>
          </table:table-cell>
          <table:table-cell table:formula="of:=[Rohdaten.P18] + [Rohdaten.Q18]" office:value-type="float" office:value="3">
            <text:p>3</text:p>
          </table:table-cell>
          <table:table-cell/>
          <table:table-cell table:formula="of:=[.E17]/[.B14]" office:value-type="float" office:value="0.826086956521739">
            <text:p>0,83</text:p>
          </table:table-cell>
        </table:table-row>
        <table:table-row table:style-name="ro2">
          <table:table-cell table:formula="of:=[Rohdaten.A19]" office:value-type="string" office:string-value="08W">
            <text:p>08W</text:p>
          </table:table-cell>
          <table:table-cell table:formula="of:=[Rohdaten.B19] + [Rohdaten.C19]" office:value-type="float" office:value="43">
            <text:p>43</text:p>
          </table:table-cell>
          <table:table-cell table:formula="of:=[Rohdaten.D19] + [Rohdaten.E19]" office:value-type="float" office:value="53">
            <text:p>53</text:p>
          </table:table-cell>
          <table:table-cell table:formula="of:=[Rohdaten.F19] + [Rohdaten.G19]" office:value-type="float" office:value="23">
            <text:p>23</text:p>
          </table:table-cell>
          <table:table-cell table:formula="of:=[Rohdaten.H19] + [Rohdaten.I19]" office:value-type="float" office:value="13">
            <text:p>13</text:p>
          </table:table-cell>
          <table:table-cell table:formula="of:=[Rohdaten.J19] + [Rohdaten.K19]" office:value-type="float" office:value="38">
            <text:p>38</text:p>
          </table:table-cell>
          <table:table-cell table:formula="of:=[Rohdaten.L19] + [Rohdaten.M19]" office:value-type="float" office:value="21">
            <text:p>21</text:p>
          </table:table-cell>
          <table:table-cell table:formula="of:=[Rohdaten.N19] + [Rohdaten.O19]" office:value-type="float" office:value="42">
            <text:p>42</text:p>
          </table:table-cell>
          <table:table-cell table:formula="of:=[Rohdaten.P19] + [Rohdaten.Q19]" office:value-type="float" office:value="0">
            <text:p>0</text:p>
          </table:table-cell>
          <table:table-cell/>
          <table:table-cell table:formula="of:=[.E18]/[.B15]" office:value-type="float" office:value="0.541666666666667">
            <text:p>0,54</text:p>
          </table:table-cell>
        </table:table-row>
        <table:table-row table:style-name="ro2">
          <table:table-cell table:formula="of:=[Rohdaten.A20]" office:value-type="string" office:string-value="09S">
            <text:p>09S</text:p>
          </table:table-cell>
          <table:table-cell table:formula="of:=[Rohdaten.B20] + [Rohdaten.C20]" office:value-type="float" office:value="44">
            <text:p>44</text:p>
          </table:table-cell>
          <table:table-cell table:formula="of:=[Rohdaten.D20] + [Rohdaten.E20]" office:value-type="float" office:value="55">
            <text:p>55</text:p>
          </table:table-cell>
          <table:table-cell table:formula="of:=[Rohdaten.F20] + [Rohdaten.G20]" office:value-type="float" office:value="33">
            <text:p>33</text:p>
          </table:table-cell>
          <table:table-cell table:formula="of:=[Rohdaten.H20] + [Rohdaten.I20]" office:value-type="float" office:value="20">
            <text:p>20</text:p>
          </table:table-cell>
          <table:table-cell table:formula="of:=[Rohdaten.J20] + [Rohdaten.K20]" office:value-type="float" office:value="13">
            <text:p>13</text:p>
          </table:table-cell>
          <table:table-cell table:formula="of:=[Rohdaten.L20] + [Rohdaten.M20]" office:value-type="float" office:value="38">
            <text:p>38</text:p>
          </table:table-cell>
          <table:table-cell table:formula="of:=[Rohdaten.N20] + [Rohdaten.O20]" office:value-type="float" office:value="35">
            <text:p>35</text:p>
          </table:table-cell>
          <table:table-cell table:formula="of:=[Rohdaten.P20] + [Rohdaten.Q20]" office:value-type="float" office:value="0">
            <text:p>0</text:p>
          </table:table-cell>
          <table:table-cell/>
          <table:table-cell table:formula="of:=[.E19]/[.B16]" office:value-type="float" office:value="0.555555555555556">
            <text:p>0,56</text:p>
          </table:table-cell>
        </table:table-row>
        <table:table-row table:style-name="ro2">
          <table:table-cell table:formula="of:=[Rohdaten.A21]" office:value-type="string" office:string-value="09W">
            <text:p>09W</text:p>
          </table:table-cell>
          <table:table-cell table:formula="of:=[Rohdaten.B21] + [Rohdaten.C21]" office:value-type="float" office:value="43">
            <text:p>43</text:p>
          </table:table-cell>
          <table:table-cell table:formula="of:=[Rohdaten.D21] + [Rohdaten.E21]" office:value-type="float" office:value="48">
            <text:p>48</text:p>
          </table:table-cell>
          <table:table-cell table:formula="of:=[Rohdaten.F21] + [Rohdaten.G21]" office:value-type="float" office:value="46">
            <text:p>46</text:p>
          </table:table-cell>
          <table:table-cell table:formula="of:=[Rohdaten.H21] + [Rohdaten.I21]" office:value-type="float" office:value="27">
            <text:p>27</text:p>
          </table:table-cell>
          <table:table-cell table:formula="of:=[Rohdaten.J21] + [Rohdaten.K21]" office:value-type="float" office:value="17">
            <text:p>17</text:p>
          </table:table-cell>
          <table:table-cell table:formula="of:=[Rohdaten.L21] + [Rohdaten.M21]" office:value-type="float" office:value="15">
            <text:p>15</text:p>
          </table:table-cell>
          <table:table-cell table:formula="of:=[Rohdaten.N21] + [Rohdaten.O21]" office:value-type="float" office:value="45">
            <text:p>45</text:p>
          </table:table-cell>
          <table:table-cell table:formula="of:=[Rohdaten.P21] + [Rohdaten.Q21]" office:value-type="float" office:value="0">
            <text:p>0</text:p>
          </table:table-cell>
          <table:table-cell/>
          <table:table-cell table:formula="of:=[.E20]/[.B17]" office:value-type="float" office:value="0.692307692307692">
            <text:p>0,69</text:p>
          </table:table-cell>
        </table:table-row>
        <table:table-row table:style-name="ro2">
          <table:table-cell table:formula="of:=[Rohdaten.A22]" office:value-type="string" office:string-value="10S">
            <text:p>10S</text:p>
          </table:table-cell>
          <table:table-cell table:formula="of:=[Rohdaten.B22] + [Rohdaten.C22]" office:value-type="float" office:value="41">
            <text:p>41</text:p>
          </table:table-cell>
          <table:table-cell table:formula="of:=[Rohdaten.D22] + [Rohdaten.E22]" office:value-type="float" office:value="64">
            <text:p>64</text:p>
          </table:table-cell>
          <table:table-cell table:formula="of:=[Rohdaten.F22] + [Rohdaten.G22]" office:value-type="float" office:value="25">
            <text:p>25</text:p>
          </table:table-cell>
          <table:table-cell table:formula="of:=[Rohdaten.H22] + [Rohdaten.I22]" office:value-type="float" office:value="42">
            <text:p>42</text:p>
          </table:table-cell>
          <table:table-cell table:formula="of:=[Rohdaten.J22] + [Rohdaten.K22]" office:value-type="float" office:value="27">
            <text:p>27</text:p>
          </table:table-cell>
          <table:table-cell table:formula="of:=[Rohdaten.L22] + [Rohdaten.M22]" office:value-type="float" office:value="15">
            <text:p>15</text:p>
          </table:table-cell>
          <table:table-cell table:formula="of:=[Rohdaten.N22] + [Rohdaten.O22]" office:value-type="float" office:value="29">
            <text:p>29</text:p>
          </table:table-cell>
          <table:table-cell table:formula="of:=[Rohdaten.P22] + [Rohdaten.Q22]" office:value-type="float" office:value="0">
            <text:p>0</text:p>
          </table:table-cell>
          <table:table-cell/>
          <table:table-cell table:formula="of:=[.E21]/[.B18]" office:value-type="float" office:value="0.976744186046512">
            <text:p>0,98</text:p>
          </table:table-cell>
        </table:table-row>
        <table:table-row table:style-name="ro2">
          <table:table-cell table:formula="of:=[Rohdaten.A23]" office:value-type="string" office:string-value="10W">
            <text:p>10W</text:p>
          </table:table-cell>
          <table:table-cell table:formula="of:=[Rohdaten.B23] + [Rohdaten.C23]" office:value-type="float" office:value="36">
            <text:p>36</text:p>
          </table:table-cell>
          <table:table-cell table:formula="of:=[Rohdaten.D23] + [Rohdaten.E23]" office:value-type="float" office:value="57">
            <text:p>57</text:p>
          </table:table-cell>
          <table:table-cell table:formula="of:=[Rohdaten.F23] + [Rohdaten.G23]" office:value-type="float" office:value="41">
            <text:p>41</text:p>
          </table:table-cell>
          <table:table-cell table:formula="of:=[Rohdaten.H23] + [Rohdaten.I23]" office:value-type="float" office:value="25">
            <text:p>25</text:p>
          </table:table-cell>
          <table:table-cell table:formula="of:=[Rohdaten.J23] + [Rohdaten.K23]" office:value-type="float" office:value="42">
            <text:p>42</text:p>
          </table:table-cell>
          <table:table-cell table:formula="of:=[Rohdaten.L23] + [Rohdaten.M23]" office:value-type="float" office:value="29">
            <text:p>29</text:p>
          </table:table-cell>
          <table:table-cell table:formula="of:=[Rohdaten.N23] + [Rohdaten.O23]" office:value-type="float" office:value="22">
            <text:p>22</text:p>
          </table:table-cell>
          <table:table-cell table:formula="of:=[Rohdaten.P23] + [Rohdaten.Q23]" office:value-type="float" office:value="0">
            <text:p>0</text:p>
          </table:table-cell>
          <table:table-cell/>
          <table:table-cell table:formula="of:=[.E22]/[.B19]" office:value-type="float" office:value="0.568181818181818">
            <text:p>0,57</text:p>
          </table:table-cell>
        </table:table-row>
        <table:table-row table:style-name="ro2">
          <table:table-cell table:formula="of:=[Rohdaten.A24]" office:value-type="string" office:string-value="11S">
            <text:p>11S</text:p>
          </table:table-cell>
          <table:table-cell table:formula="of:=[Rohdaten.B24] + [Rohdaten.C24]" office:value-type="float" office:value="31">
            <text:p>31</text:p>
          </table:table-cell>
          <table:table-cell table:formula="of:=[Rohdaten.D24] + [Rohdaten.E24]" office:value-type="float" office:value="68">
            <text:p>68</text:p>
          </table:table-cell>
          <table:table-cell table:formula="of:=[Rohdaten.F24] + [Rohdaten.G24]" office:value-type="float" office:value="24">
            <text:p>24</text:p>
          </table:table-cell>
          <table:table-cell table:formula="of:=[Rohdaten.H24] + [Rohdaten.I24]" office:value-type="float" office:value="36">
            <text:p>36</text:p>
          </table:table-cell>
          <table:table-cell table:formula="of:=[Rohdaten.J24] + [Rohdaten.K24]" office:value-type="float" office:value="24">
            <text:p>24</text:p>
          </table:table-cell>
          <table:table-cell table:formula="of:=[Rohdaten.L24] + [Rohdaten.M24]" office:value-type="float" office:value="41">
            <text:p>41</text:p>
          </table:table-cell>
          <table:table-cell table:formula="of:=[Rohdaten.N24] + [Rohdaten.O24]" office:value-type="float" office:value="38">
            <text:p>38</text:p>
          </table:table-cell>
          <table:table-cell table:formula="of:=[Rohdaten.P24] + [Rohdaten.Q24]" office:value-type="float" office:value="0">
            <text:p>0</text:p>
          </table:table-cell>
          <table:table-cell/>
          <table:table-cell table:formula="of:=[.E23]/[.B20]" office:value-type="float" office:value="0.837209302325581">
            <text:p>0,84</text:p>
          </table:table-cell>
        </table:table-row>
        <table:table-row table:style-name="ro2">
          <table:table-cell table:formula="of:=[Rohdaten.A25]" office:value-type="string" office:string-value="11W">
            <text:p>11W</text:p>
          </table:table-cell>
          <table:table-cell table:formula="of:=[Rohdaten.B25] + [Rohdaten.C25]" office:value-type="float" office:value="30">
            <text:p>30</text:p>
          </table:table-cell>
          <table:table-cell table:formula="of:=[Rohdaten.D25] + [Rohdaten.E25]" office:value-type="float" office:value="55">
            <text:p>55</text:p>
          </table:table-cell>
          <table:table-cell table:formula="of:=[Rohdaten.F25] + [Rohdaten.G25]" office:value-type="float" office:value="48">
            <text:p>48</text:p>
          </table:table-cell>
          <table:table-cell table:formula="of:=[Rohdaten.H25] + [Rohdaten.I25]" office:value-type="float" office:value="19">
            <text:p>19</text:p>
          </table:table-cell>
          <table:table-cell table:formula="of:=[Rohdaten.J25] + [Rohdaten.K25]" office:value-type="float" office:value="36">
            <text:p>36</text:p>
          </table:table-cell>
          <table:table-cell table:formula="of:=[Rohdaten.L25] + [Rohdaten.M25]" office:value-type="float" office:value="29">
            <text:p>29</text:p>
          </table:table-cell>
          <table:table-cell table:formula="of:=[Rohdaten.N25] + [Rohdaten.O25]" office:value-type="float" office:value="47">
            <text:p>47</text:p>
          </table:table-cell>
          <table:table-cell table:formula="of:=[Rohdaten.P25] + [Rohdaten.Q25]" office:value-type="float" office:value="0">
            <text:p>0</text:p>
          </table:table-cell>
          <table:table-cell/>
          <table:table-cell table:formula="of:=[.E24]/[.B21]" office:value-type="float" office:value="0.463414634146341">
            <text:p>0,46</text:p>
          </table:table-cell>
        </table:table-row>
        <table:table-row table:style-name="ro2">
          <table:table-cell table:formula="of:=[Rohdaten.A26]" office:value-type="string" office:string-value="12S">
            <text:p>12S</text:p>
          </table:table-cell>
          <table:table-cell table:formula="of:=[Rohdaten.B26] + [Rohdaten.C26]" office:value-type="float" office:value="46">
            <text:p>46</text:p>
          </table:table-cell>
          <table:table-cell table:formula="of:=[Rohdaten.D26] + [Rohdaten.E26]" office:value-type="float" office:value="52">
            <text:p>52</text:p>
          </table:table-cell>
          <table:table-cell table:formula="of:=[Rohdaten.F26] + [Rohdaten.G26]" office:value-type="float" office:value="25">
            <text:p>25</text:p>
          </table:table-cell>
          <table:table-cell table:formula="of:=[Rohdaten.H26] + [Rohdaten.I26]" office:value-type="float" office:value="37">
            <text:p>37</text:p>
          </table:table-cell>
          <table:table-cell table:formula="of:=[Rohdaten.J26] + [Rohdaten.K26]" office:value-type="float" office:value="18">
            <text:p>18</text:p>
          </table:table-cell>
          <table:table-cell table:formula="of:=[Rohdaten.L26] + [Rohdaten.M26]" office:value-type="float" office:value="40">
            <text:p>40</text:p>
          </table:table-cell>
          <table:table-cell table:formula="of:=[Rohdaten.N26] + [Rohdaten.O26]" office:value-type="float" office:value="49">
            <text:p>49</text:p>
          </table:table-cell>
          <table:table-cell table:formula="of:=[Rohdaten.P26] + [Rohdaten.Q26]" office:value-type="float" office:value="0">
            <text:p>0</text:p>
          </table:table-cell>
          <table:table-cell/>
          <table:table-cell table:formula="of:=[.E25]/[.B22]" office:value-type="float" office:value="1.02777777777778">
            <text:p>1,03</text:p>
          </table:table-cell>
        </table:table-row>
        <table:table-row table:style-name="ro2">
          <table:table-cell table:formula="of:=[Rohdaten.A27]" office:value-type="string" office:string-value="12W">
            <text:p>12W</text:p>
          </table:table-cell>
          <table:table-cell table:formula="of:=[Rohdaten.B27] + [Rohdaten.C27]" office:value-type="float" office:value="42">
            <text:p>42</text:p>
          </table:table-cell>
          <table:table-cell table:formula="of:=[Rohdaten.D27] + [Rohdaten.E27]" office:value-type="float" office:value="56">
            <text:p>56</text:p>
          </table:table-cell>
          <table:table-cell table:formula="of:=[Rohdaten.F27] + [Rohdaten.G27]" office:value-type="float" office:value="28">
            <text:p>28</text:p>
          </table:table-cell>
          <table:table-cell table:formula="of:=[Rohdaten.H27] + [Rohdaten.I27]" office:value-type="float" office:value="27">
            <text:p>27</text:p>
          </table:table-cell>
          <table:table-cell table:formula="of:=[Rohdaten.J27] + [Rohdaten.K27]" office:value-type="float" office:value="32">
            <text:p>32</text:p>
          </table:table-cell>
          <table:table-cell table:formula="of:=[Rohdaten.L27] + [Rohdaten.M27]" office:value-type="float" office:value="28">
            <text:p>28</text:p>
          </table:table-cell>
          <table:table-cell table:formula="of:=[Rohdaten.N27] + [Rohdaten.O27]" office:value-type="float" office:value="45">
            <text:p>45</text:p>
          </table:table-cell>
          <table:table-cell table:formula="of:=[Rohdaten.P27] + [Rohdaten.Q27]" office:value-type="float" office:value="0">
            <text:p>0</text:p>
          </table:table-cell>
          <table:table-cell/>
          <table:table-cell table:formula="of:=[.E26]/[.B23]" office:value-type="float" office:value="0.870967741935484">
            <text:p>0,87</text:p>
          </table:table-cell>
        </table:table-row>
        <table:table-row table:style-name="ro2">
          <table:table-cell table:formula="of:=[Rohdaten.A28]" office:value-type="string" office:string-value="13S">
            <text:p>13S</text:p>
          </table:table-cell>
          <table:table-cell table:formula="of:=[Rohdaten.B28] + [Rohdaten.C28]" office:value-type="float" office:value="38">
            <text:p>38</text:p>
          </table:table-cell>
          <table:table-cell table:formula="of:=[Rohdaten.D28] + [Rohdaten.E28]" office:value-type="float" office:value="61">
            <text:p>61</text:p>
          </table:table-cell>
          <table:table-cell table:formula="of:=[Rohdaten.F28] + [Rohdaten.G28]" office:value-type="float" office:value="33">
            <text:p>33</text:p>
          </table:table-cell>
          <table:table-cell table:formula="of:=[Rohdaten.H28] + [Rohdaten.I28]" office:value-type="float" office:value="24">
            <text:p>24</text:p>
          </table:table-cell>
          <table:table-cell table:formula="of:=[Rohdaten.J28] + [Rohdaten.K28]" office:value-type="float" office:value="26">
            <text:p>26</text:p>
          </table:table-cell>
          <table:table-cell table:formula="of:=[Rohdaten.L28] + [Rohdaten.M28]" office:value-type="float" office:value="33">
            <text:p>33</text:p>
          </table:table-cell>
          <table:table-cell table:formula="of:=[Rohdaten.N28] + [Rohdaten.O28]" office:value-type="float" office:value="47">
            <text:p>47</text:p>
          </table:table-cell>
          <table:table-cell table:formula="of:=[Rohdaten.P28] + [Rohdaten.Q28]" office:value-type="float" office:value="0">
            <text:p>0</text:p>
          </table:table-cell>
          <table:table-cell/>
          <table:table-cell table:formula="of:=[.E27]/[.B24]" office:value-type="float" office:value="0.8">
            <text:p>0,80</text:p>
          </table:table-cell>
        </table:table-row>
        <table:table-row table:style-name="ro2">
          <table:table-cell table:formula="of:=[Rohdaten.A29]" office:value-type="string" office:string-value="13W">
            <text:p>13W</text:p>
          </table:table-cell>
          <table:table-cell table:formula="of:=[Rohdaten.B29] + [Rohdaten.C29]" office:value-type="float" office:value="49">
            <text:p>49</text:p>
          </table:table-cell>
          <table:table-cell table:formula="of:=[Rohdaten.D29] + [Rohdaten.E29]" office:value-type="float" office:value="63">
            <text:p>63</text:p>
          </table:table-cell>
          <table:table-cell table:formula="of:=[Rohdaten.F29] + [Rohdaten.G29]" office:value-type="float" office:value="34">
            <text:p>34</text:p>
          </table:table-cell>
          <table:table-cell table:formula="of:=[Rohdaten.H29] + [Rohdaten.I29]" office:value-type="float" office:value="18">
            <text:p>18</text:p>
          </table:table-cell>
          <table:table-cell table:formula="of:=[Rohdaten.J29] + [Rohdaten.K29]" office:value-type="float" office:value="22">
            <text:p>22</text:p>
          </table:table-cell>
          <table:table-cell table:formula="of:=[Rohdaten.L29] + [Rohdaten.M29]" office:value-type="float" office:value="31">
            <text:p>31</text:p>
          </table:table-cell>
          <table:table-cell table:formula="of:=[Rohdaten.N29] + [Rohdaten.O29]" office:value-type="float" office:value="46">
            <text:p>46</text:p>
          </table:table-cell>
          <table:table-cell table:formula="of:=[Rohdaten.P29] + [Rohdaten.Q29]" office:value-type="float" office:value="0">
            <text:p>0</text:p>
          </table:table-cell>
          <table:table-cell/>
          <table:table-cell table:formula="of:=[.E28]/[.B25]" office:value-type="float" office:value="0.391304347826087">
            <text:p>0,39</text:p>
          </table:table-cell>
        </table:table-row>
        <table:table-row table:style-name="ro2">
          <table:table-cell table:formula="of:=[Rohdaten.A30]" office:value-type="string" office:string-value="14S">
            <text:p>14S</text:p>
          </table:table-cell>
          <table:table-cell table:formula="of:=[Rohdaten.B30] + [Rohdaten.C30]" office:value-type="float" office:value="35">
            <text:p>35</text:p>
          </table:table-cell>
          <table:table-cell table:formula="of:=[Rohdaten.D30] + [Rohdaten.E30]" office:value-type="float" office:value="64">
            <text:p>64</text:p>
          </table:table-cell>
          <table:table-cell table:formula="of:=[Rohdaten.F30] + [Rohdaten.G30]" office:value-type="float" office:value="26">
            <text:p>26</text:p>
          </table:table-cell>
          <table:table-cell table:formula="of:=[Rohdaten.H30] + [Rohdaten.I30]" office:value-type="float" office:value="33">
            <text:p>33</text:p>
          </table:table-cell>
          <table:table-cell table:formula="of:=[Rohdaten.J30] + [Rohdaten.K30]" office:value-type="float" office:value="17">
            <text:p>17</text:p>
          </table:table-cell>
          <table:table-cell table:formula="of:=[Rohdaten.L30] + [Rohdaten.M30]" office:value-type="float" office:value="24">
            <text:p>24</text:p>
          </table:table-cell>
          <table:table-cell table:formula="of:=[Rohdaten.N30] + [Rohdaten.O30]" office:value-type="float" office:value="48">
            <text:p>48</text:p>
          </table:table-cell>
          <table:table-cell table:formula="of:=[Rohdaten.P30] + [Rohdaten.Q30]" office:value-type="float" office:value="0">
            <text:p>0</text:p>
          </table:table-cell>
          <table:table-cell/>
          <table:table-cell table:formula="of:=[.E29]/[.B26]" office:value-type="float" office:value="0.785714285714286">
            <text:p>0,79</text:p>
          </table:table-cell>
        </table:table-row>
        <table:table-row table:style-name="ro2">
          <table:table-cell table:formula="of:=[Rohdaten.A31]" office:value-type="string" office:string-value="14W">
            <text:p>14W</text:p>
          </table:table-cell>
          <table:table-cell table:formula="of:=[Rohdaten.B31] + [Rohdaten.C31]" office:value-type="float" office:value="39">
            <text:p>39</text:p>
          </table:table-cell>
          <table:table-cell table:formula="of:=[Rohdaten.D31] + [Rohdaten.E31]" office:value-type="float" office:value="53">
            <text:p>53</text:p>
          </table:table-cell>
          <table:table-cell table:formula="of:=[Rohdaten.F31] + [Rohdaten.G31]" office:value-type="float" office:value="27">
            <text:p>27</text:p>
          </table:table-cell>
          <table:table-cell table:formula="of:=[Rohdaten.H31] + [Rohdaten.I31]" office:value-type="float" office:value="30">
            <text:p>30</text:p>
          </table:table-cell>
          <table:table-cell table:formula="of:=[Rohdaten.J31] + [Rohdaten.K31]" office:value-type="float" office:value="29">
            <text:p>29</text:p>
          </table:table-cell>
          <table:table-cell table:formula="of:=[Rohdaten.L31] + [Rohdaten.M31]" office:value-type="float" office:value="19">
            <text:p>19</text:p>
          </table:table-cell>
          <table:table-cell table:formula="of:=[Rohdaten.N31] + [Rohdaten.O31]" office:value-type="float" office:value="40">
            <text:p>40</text:p>
          </table:table-cell>
          <table:table-cell table:formula="of:=[Rohdaten.P31] + [Rohdaten.Q31]" office:value-type="float" office:value="0">
            <text:p>0</text:p>
          </table:table-cell>
          <table:table-cell/>
          <table:table-cell table:formula="of:=[.E30]/[.B27]" office:value-type="float" office:value="0.789473684210526">
            <text:p>0,79</text:p>
          </table:table-cell>
        </table:table-row>
        <table:table-row table:style-name="ro2">
          <table:table-cell table:formula="of:=[Rohdaten.A32]" office:value-type="string" office:string-value="15S">
            <text:p>15S</text:p>
          </table:table-cell>
          <table:table-cell table:formula="of:=[Rohdaten.B32] + [Rohdaten.C32]" office:value-type="float" office:value="40">
            <text:p>40</text:p>
          </table:table-cell>
          <table:table-cell table:formula="of:=[Rohdaten.D32] + [Rohdaten.E32]" office:value-type="float" office:value="65">
            <text:p>65</text:p>
          </table:table-cell>
          <table:table-cell table:formula="of:=[Rohdaten.F32] + [Rohdaten.G32]" office:value-type="float" office:value="23">
            <text:p>23</text:p>
          </table:table-cell>
          <table:table-cell table:formula="of:=[Rohdaten.H32] + [Rohdaten.I32]" office:value-type="float" office:value="24">
            <text:p>24</text:p>
          </table:table-cell>
          <table:table-cell table:formula="of:=[Rohdaten.J32] + [Rohdaten.K32]" office:value-type="float" office:value="27">
            <text:p>27</text:p>
          </table:table-cell>
          <table:table-cell table:formula="of:=[Rohdaten.L32] + [Rohdaten.M32]" office:value-type="float" office:value="29">
            <text:p>29</text:p>
          </table:table-cell>
          <table:table-cell table:formula="of:=[Rohdaten.N32] + [Rohdaten.O32]" office:value-type="float" office:value="47">
            <text:p>47</text:p>
          </table:table-cell>
          <table:table-cell table:formula="of:=[Rohdaten.P32] + [Rohdaten.Q32]" office:value-type="float" office:value="0">
            <text:p>0</text:p>
          </table:table-cell>
          <table:table-cell/>
          <table:table-cell table:formula="of:=[.E31]/[.B28]" office:value-type="float" office:value="0.489795918367347">
            <text:p>0,49</text:p>
          </table:table-cell>
        </table:table-row>
        <table:table-row table:style-name="ro2">
          <table:table-cell table:formula="of:=[Rohdaten.A33]" office:value-type="string" office:string-value="15W">
            <text:p>15W</text:p>
          </table:table-cell>
          <table:table-cell table:formula="of:=[Rohdaten.B33] + [Rohdaten.C33]" office:value-type="float" office:value="44">
            <text:p>44</text:p>
          </table:table-cell>
          <table:table-cell table:formula="of:=[Rohdaten.D33] + [Rohdaten.E33]" office:value-type="float" office:value="54">
            <text:p>54</text:p>
          </table:table-cell>
          <table:table-cell table:formula="of:=[Rohdaten.F33] + [Rohdaten.G33]" office:value-type="float" office:value="24">
            <text:p>24</text:p>
          </table:table-cell>
          <table:table-cell table:formula="of:=[Rohdaten.H33] + [Rohdaten.I33]" office:value-type="float" office:value="17">
            <text:p>17</text:p>
          </table:table-cell>
          <table:table-cell table:formula="of:=[Rohdaten.J33] + [Rohdaten.K33]" office:value-type="float" office:value="24">
            <text:p>24</text:p>
          </table:table-cell>
          <table:table-cell table:formula="of:=[Rohdaten.L33] + [Rohdaten.M33]" office:value-type="float" office:value="27">
            <text:p>27</text:p>
          </table:table-cell>
          <table:table-cell table:formula="of:=[Rohdaten.N33] + [Rohdaten.O33]" office:value-type="float" office:value="43">
            <text:p>43</text:p>
          </table:table-cell>
          <table:table-cell table:formula="of:=[Rohdaten.P33] + [Rohdaten.Q33]" office:value-type="float" office:value="0">
            <text:p>0</text:p>
          </table:table-cell>
          <table:table-cell/>
          <table:table-cell table:formula="of:=[.E32]/[.B29]" office:value-type="float" office:value="0.485714285714286">
            <text:p>0,49</text:p>
          </table:table-cell>
        </table:table-row>
        <table:table-row table:style-name="ro2">
          <table:table-cell table:formula="of:=[Rohdaten.A34]" office:value-type="string" office:string-value="16S">
            <text:p>16S</text:p>
          </table:table-cell>
          <table:table-cell table:formula="of:=[Rohdaten.B34] + [Rohdaten.C34]" office:value-type="float" office:value="33">
            <text:p>33</text:p>
          </table:table-cell>
          <table:table-cell table:formula="of:=[Rohdaten.D34] + [Rohdaten.E34]" office:value-type="float" office:value="68">
            <text:p>68</text:p>
          </table:table-cell>
          <table:table-cell table:formula="of:=[Rohdaten.F34] + [Rohdaten.G34]" office:value-type="float" office:value="24">
            <text:p>24</text:p>
          </table:table-cell>
          <table:table-cell table:formula="of:=[Rohdaten.H34] + [Rohdaten.I34]" office:value-type="float" office:value="21">
            <text:p>21</text:p>
          </table:table-cell>
          <table:table-cell table:formula="of:=[Rohdaten.J34] + [Rohdaten.K34]" office:value-type="float" office:value="15">
            <text:p>15</text:p>
          </table:table-cell>
          <table:table-cell table:formula="of:=[Rohdaten.L34] + [Rohdaten.M34]" office:value-type="float" office:value="27">
            <text:p>27</text:p>
          </table:table-cell>
          <table:table-cell table:formula="of:=[Rohdaten.N34] + [Rohdaten.O34]" office:value-type="float" office:value="45">
            <text:p>45</text:p>
          </table:table-cell>
          <table:table-cell table:formula="of:=[Rohdaten.P34] + [Rohdaten.Q34]" office:value-type="float" office:value="0">
            <text:p>0</text:p>
          </table:table-cell>
          <table:table-cell/>
          <table:table-cell table:style-name="Default"/>
        </table:table-row>
        <table:table-row table:style-name="ro2">
          <table:table-cell table:formula="of:=[Rohdaten.A35]" office:value-type="float" office:value="0">
            <text:p>0</text:p>
          </table:table-cell>
          <table:table-cell table:formula="of:=[Rohdaten.B35] + [Rohdaten.C35]" office:value-type="float" office:value="0">
            <text:p>0</text:p>
          </table:table-cell>
          <table:table-cell table:formula="of:=[Rohdaten.D35] + [Rohdaten.E35]" office:value-type="float" office:value="0">
            <text:p>0</text:p>
          </table:table-cell>
          <table:table-cell table:formula="of:=[Rohdaten.F35] + [Rohdaten.G35]" office:value-type="float" office:value="0">
            <text:p>0</text:p>
          </table:table-cell>
          <table:table-cell table:formula="of:=[Rohdaten.H35] + [Rohdaten.I35]" office:value-type="float" office:value="0">
            <text:p>0</text:p>
          </table:table-cell>
          <table:table-cell table:formula="of:=[Rohdaten.J35] + [Rohdaten.K35]" office:value-type="float" office:value="0">
            <text:p>0</text:p>
          </table:table-cell>
          <table:table-cell table:formula="of:=[Rohdaten.L35] + [Rohdaten.M35]" office:value-type="float" office:value="0">
            <text:p>0</text:p>
          </table:table-cell>
          <table:table-cell table:formula="of:=[Rohdaten.N35] + [Rohdaten.O35]" office:value-type="float" office:value="0">
            <text:p>0</text:p>
          </table:table-cell>
          <table:table-cell table:formula="of:=[Rohdaten.P35] + [Rohdaten.Q35]" office:value-type="float" office:value="0">
            <text:p>0</text:p>
          </table:table-cell>
          <table:table-cell/>
          <table:table-cell table:style-name="Default"/>
        </table:table-row>
        <table:table-row table:style-name="ro2">
          <table:table-cell table:formula="of:=[Rohdaten.A36]" office:value-type="float" office:value="0">
            <text:p>0</text:p>
          </table:table-cell>
          <table:table-cell table:formula="of:=[Rohdaten.B36] + [Rohdaten.C36]" office:value-type="float" office:value="0">
            <text:p>0</text:p>
          </table:table-cell>
          <table:table-cell table:formula="of:=[Rohdaten.D36] + [Rohdaten.E36]" office:value-type="float" office:value="0">
            <text:p>0</text:p>
          </table:table-cell>
          <table:table-cell table:formula="of:=[Rohdaten.F36] + [Rohdaten.G36]" office:value-type="float" office:value="0">
            <text:p>0</text:p>
          </table:table-cell>
          <table:table-cell table:formula="of:=[Rohdaten.H36] + [Rohdaten.I36]" office:value-type="float" office:value="0">
            <text:p>0</text:p>
          </table:table-cell>
          <table:table-cell table:formula="of:=[Rohdaten.J36] + [Rohdaten.K36]" office:value-type="float" office:value="0">
            <text:p>0</text:p>
          </table:table-cell>
          <table:table-cell table:formula="of:=[Rohdaten.L36] + [Rohdaten.M36]" office:value-type="float" office:value="0">
            <text:p>0</text:p>
          </table:table-cell>
          <table:table-cell table:formula="of:=[Rohdaten.N36] + [Rohdaten.O36]" office:value-type="float" office:value="0">
            <text:p>0</text:p>
          </table:table-cell>
          <table:table-cell table:formula="of:=[Rohdaten.P36] + [Rohdaten.Q36]" office:value-type="float" office:value="0">
            <text:p>0</text:p>
          </table:table-cell>
          <table:table-cell/>
          <table:table-cell table:style-name="Default"/>
        </table:table-row>
        <table:table-row table:style-name="ro2">
          <table:table-cell table:formula="of:=[Rohdaten.A37]" office:value-type="float" office:value="0">
            <text:p>0</text:p>
          </table:table-cell>
          <table:table-cell table:formula="of:=[Rohdaten.B37] + [Rohdaten.C37]" office:value-type="float" office:value="0">
            <text:p>0</text:p>
          </table:table-cell>
          <table:table-cell table:formula="of:=[Rohdaten.D37] + [Rohdaten.E37]" office:value-type="float" office:value="0">
            <text:p>0</text:p>
          </table:table-cell>
          <table:table-cell table:formula="of:=[Rohdaten.F37] + [Rohdaten.G37]" office:value-type="float" office:value="0">
            <text:p>0</text:p>
          </table:table-cell>
          <table:table-cell table:formula="of:=[Rohdaten.H37] + [Rohdaten.I37]" office:value-type="float" office:value="0">
            <text:p>0</text:p>
          </table:table-cell>
          <table:table-cell table:formula="of:=[Rohdaten.J37] + [Rohdaten.K37]" office:value-type="float" office:value="0">
            <text:p>0</text:p>
          </table:table-cell>
          <table:table-cell table:formula="of:=[Rohdaten.L37] + [Rohdaten.M37]" office:value-type="float" office:value="0">
            <text:p>0</text:p>
          </table:table-cell>
          <table:table-cell table:formula="of:=[Rohdaten.N37] + [Rohdaten.O37]" office:value-type="float" office:value="0">
            <text:p>0</text:p>
          </table:table-cell>
          <table:table-cell table:formula="of:=[Rohdaten.P37] + [Rohdaten.Q37]" office:value-type="float" office:value="0">
            <text:p>0</text:p>
          </table:table-cell>
          <table:table-cell/>
          <table:table-cell table:style-name="Default"/>
        </table:table-row>
        <table:table-row table:style-name="ro2">
          <table:table-cell table:formula="of:=[Rohdaten.A38]" office:value-type="float" office:value="0">
            <text:p>0</text:p>
          </table:table-cell>
          <table:table-cell table:formula="of:=[Rohdaten.B38] + [Rohdaten.C38]" office:value-type="float" office:value="0">
            <text:p>0</text:p>
          </table:table-cell>
          <table:table-cell table:formula="of:=[Rohdaten.D38] + [Rohdaten.E38]" office:value-type="float" office:value="0">
            <text:p>0</text:p>
          </table:table-cell>
          <table:table-cell table:formula="of:=[Rohdaten.F38] + [Rohdaten.G38]" office:value-type="float" office:value="0">
            <text:p>0</text:p>
          </table:table-cell>
          <table:table-cell table:formula="of:=[Rohdaten.H38] + [Rohdaten.I38]" office:value-type="float" office:value="0">
            <text:p>0</text:p>
          </table:table-cell>
          <table:table-cell table:formula="of:=[Rohdaten.J38] + [Rohdaten.K38]" office:value-type="float" office:value="0">
            <text:p>0</text:p>
          </table:table-cell>
          <table:table-cell table:formula="of:=[Rohdaten.L38] + [Rohdaten.M38]" office:value-type="float" office:value="0">
            <text:p>0</text:p>
          </table:table-cell>
          <table:table-cell table:formula="of:=[Rohdaten.N38] + [Rohdaten.O38]" office:value-type="float" office:value="0">
            <text:p>0</text:p>
          </table:table-cell>
          <table:table-cell table:formula="of:=[Rohdaten.P38] + [Rohdaten.Q38]" office:value-type="float" office:value="0">
            <text:p>0</text:p>
          </table:table-cell>
          <table:table-cell/>
          <table:table-cell table:style-name="Default"/>
        </table:table-row>
        <table:table-row table:style-name="ro2">
          <table:table-cell table:formula="of:=[Rohdaten.A39]" office:value-type="float" office:value="0">
            <text:p>0</text:p>
          </table:table-cell>
          <table:table-cell table:formula="of:=[Rohdaten.B39] + [Rohdaten.C39]" office:value-type="float" office:value="0">
            <text:p>0</text:p>
          </table:table-cell>
          <table:table-cell table:formula="of:=[Rohdaten.D39] + [Rohdaten.E39]" office:value-type="float" office:value="0">
            <text:p>0</text:p>
          </table:table-cell>
          <table:table-cell table:formula="of:=[Rohdaten.F39] + [Rohdaten.G39]" office:value-type="float" office:value="0">
            <text:p>0</text:p>
          </table:table-cell>
          <table:table-cell table:formula="of:=[Rohdaten.H39] + [Rohdaten.I39]" office:value-type="float" office:value="0">
            <text:p>0</text:p>
          </table:table-cell>
          <table:table-cell table:formula="of:=[Rohdaten.J39] + [Rohdaten.K39]" office:value-type="float" office:value="0">
            <text:p>0</text:p>
          </table:table-cell>
          <table:table-cell table:formula="of:=[Rohdaten.L39] + [Rohdaten.M39]" office:value-type="float" office:value="0">
            <text:p>0</text:p>
          </table:table-cell>
          <table:table-cell table:formula="of:=[Rohdaten.N39] + [Rohdaten.O39]" office:value-type="float" office:value="0">
            <text:p>0</text:p>
          </table:table-cell>
          <table:table-cell table:formula="of:=[Rohdaten.P39] + [Rohdaten.Q39]" office:value-type="float" office:value="0">
            <text:p>0</text:p>
          </table:table-cell>
          <table:table-cell/>
          <table:table-cell table:style-name="Default"/>
        </table:table-row>
        <table:table-row table:style-name="ro2">
          <table:table-cell table:formula="of:=[Rohdaten.A40]" office:value-type="float" office:value="0">
            <text:p>0</text:p>
          </table:table-cell>
          <table:table-cell table:formula="of:=[Rohdaten.B40] + [Rohdaten.C40]" office:value-type="float" office:value="0">
            <text:p>0</text:p>
          </table:table-cell>
          <table:table-cell table:formula="of:=[Rohdaten.D40] + [Rohdaten.E40]" office:value-type="float" office:value="0">
            <text:p>0</text:p>
          </table:table-cell>
          <table:table-cell table:formula="of:=[Rohdaten.F40] + [Rohdaten.G40]" office:value-type="float" office:value="0">
            <text:p>0</text:p>
          </table:table-cell>
          <table:table-cell table:formula="of:=[Rohdaten.H40] + [Rohdaten.I40]" office:value-type="float" office:value="0">
            <text:p>0</text:p>
          </table:table-cell>
          <table:table-cell table:formula="of:=[Rohdaten.J40] + [Rohdaten.K40]" office:value-type="float" office:value="0">
            <text:p>0</text:p>
          </table:table-cell>
          <table:table-cell table:formula="of:=[Rohdaten.L40] + [Rohdaten.M40]" office:value-type="float" office:value="0">
            <text:p>0</text:p>
          </table:table-cell>
          <table:table-cell table:formula="of:=[Rohdaten.N40] + [Rohdaten.O40]" office:value-type="float" office:value="0">
            <text:p>0</text:p>
          </table:table-cell>
          <table:table-cell table:formula="of:=[Rohdaten.P40] + [Rohdaten.Q40]" office:value-type="float" office:value="0">
            <text:p>0</text:p>
          </table:table-cell>
          <table:table-cell/>
          <table:table-cell table:style-name="Default"/>
        </table:table-row>
        <table:table-row table:style-name="ro2">
          <table:table-cell table:formula="of:=[Rohdaten.A41]" office:value-type="float" office:value="0">
            <text:p>0</text:p>
          </table:table-cell>
          <table:table-cell table:formula="of:=[Rohdaten.B41] + [Rohdaten.C41]" office:value-type="float" office:value="0">
            <text:p>0</text:p>
          </table:table-cell>
          <table:table-cell table:formula="of:=[Rohdaten.D41] + [Rohdaten.E41]" office:value-type="float" office:value="0">
            <text:p>0</text:p>
          </table:table-cell>
          <table:table-cell table:formula="of:=[Rohdaten.F41] + [Rohdaten.G41]" office:value-type="float" office:value="0">
            <text:p>0</text:p>
          </table:table-cell>
          <table:table-cell table:formula="of:=[Rohdaten.H41] + [Rohdaten.I41]" office:value-type="float" office:value="0">
            <text:p>0</text:p>
          </table:table-cell>
          <table:table-cell table:formula="of:=[Rohdaten.J41] + [Rohdaten.K41]" office:value-type="float" office:value="0">
            <text:p>0</text:p>
          </table:table-cell>
          <table:table-cell table:formula="of:=[Rohdaten.L41] + [Rohdaten.M41]" office:value-type="float" office:value="0">
            <text:p>0</text:p>
          </table:table-cell>
          <table:table-cell table:formula="of:=[Rohdaten.N41] + [Rohdaten.O41]" office:value-type="float" office:value="0">
            <text:p>0</text:p>
          </table:table-cell>
          <table:table-cell table:formula="of:=[Rohdaten.P41] + [Rohdaten.Q41]" office:value-type="float" office:value="0">
            <text:p>0</text:p>
          </table:table-cell>
          <table:table-cell/>
          <table:table-cell table:style-name="Default"/>
        </table:table-row>
        <table:table-row table:style-name="ro2">
          <table:table-cell table:formula="of:=[Rohdaten.A42]" office:value-type="float" office:value="0">
            <text:p>0</text:p>
          </table:table-cell>
          <table:table-cell table:formula="of:=[Rohdaten.B42] + [Rohdaten.C42]" office:value-type="float" office:value="0">
            <text:p>0</text:p>
          </table:table-cell>
          <table:table-cell table:formula="of:=[Rohdaten.D42] + [Rohdaten.E42]" office:value-type="float" office:value="0">
            <text:p>0</text:p>
          </table:table-cell>
          <table:table-cell table:formula="of:=[Rohdaten.F42] + [Rohdaten.G42]" office:value-type="float" office:value="0">
            <text:p>0</text:p>
          </table:table-cell>
          <table:table-cell table:formula="of:=[Rohdaten.H42] + [Rohdaten.I42]" office:value-type="float" office:value="0">
            <text:p>0</text:p>
          </table:table-cell>
          <table:table-cell table:formula="of:=[Rohdaten.J42] + [Rohdaten.K42]" office:value-type="float" office:value="0">
            <text:p>0</text:p>
          </table:table-cell>
          <table:table-cell table:formula="of:=[Rohdaten.L42] + [Rohdaten.M42]" office:value-type="float" office:value="0">
            <text:p>0</text:p>
          </table:table-cell>
          <table:table-cell table:formula="of:=[Rohdaten.N42] + [Rohdaten.O42]" office:value-type="float" office:value="0">
            <text:p>0</text:p>
          </table:table-cell>
          <table:table-cell table:formula="of:=[Rohdaten.P42] + [Rohdaten.Q42]" office:value-type="float" office:value="0">
            <text:p>0</text:p>
          </table:table-cell>
          <table:table-cell/>
          <table:table-cell table:style-name="Default"/>
        </table:table-row>
        <table:table-row table:style-name="ro2">
          <table:table-cell table:formula="of:=[Rohdaten.A43]" office:value-type="float" office:value="0">
            <text:p>0</text:p>
          </table:table-cell>
          <table:table-cell table:formula="of:=[Rohdaten.B43] + [Rohdaten.C43]" office:value-type="float" office:value="0">
            <text:p>0</text:p>
          </table:table-cell>
          <table:table-cell table:formula="of:=[Rohdaten.D43] + [Rohdaten.E43]" office:value-type="float" office:value="0">
            <text:p>0</text:p>
          </table:table-cell>
          <table:table-cell table:formula="of:=[Rohdaten.F43] + [Rohdaten.G43]" office:value-type="float" office:value="0">
            <text:p>0</text:p>
          </table:table-cell>
          <table:table-cell table:formula="of:=[Rohdaten.H43] + [Rohdaten.I43]" office:value-type="float" office:value="0">
            <text:p>0</text:p>
          </table:table-cell>
          <table:table-cell table:formula="of:=[Rohdaten.J43] + [Rohdaten.K43]" office:value-type="float" office:value="0">
            <text:p>0</text:p>
          </table:table-cell>
          <table:table-cell table:formula="of:=[Rohdaten.L43] + [Rohdaten.M43]" office:value-type="float" office:value="0">
            <text:p>0</text:p>
          </table:table-cell>
          <table:table-cell table:formula="of:=[Rohdaten.N43] + [Rohdaten.O43]" office:value-type="float" office:value="0">
            <text:p>0</text:p>
          </table:table-cell>
          <table:table-cell table:formula="of:=[Rohdaten.P43] + [Rohdaten.Q43]" office:value-type="float" office:value="0">
            <text:p>0</text:p>
          </table:table-cell>
          <table:table-cell/>
          <table:table-cell table:style-name="Default"/>
        </table:table-row>
        <table:table-row table:style-name="ro2">
          <table:table-cell table:formula="of:=[Rohdaten.A44]" office:value-type="float" office:value="0">
            <text:p>0</text:p>
          </table:table-cell>
          <table:table-cell table:formula="of:=[Rohdaten.B44] + [Rohdaten.C44]" office:value-type="float" office:value="0">
            <text:p>0</text:p>
          </table:table-cell>
          <table:table-cell table:formula="of:=[Rohdaten.D44] + [Rohdaten.E44]" office:value-type="float" office:value="0">
            <text:p>0</text:p>
          </table:table-cell>
          <table:table-cell table:formula="of:=[Rohdaten.F44] + [Rohdaten.G44]" office:value-type="float" office:value="0">
            <text:p>0</text:p>
          </table:table-cell>
          <table:table-cell table:formula="of:=[Rohdaten.H44] + [Rohdaten.I44]" office:value-type="float" office:value="0">
            <text:p>0</text:p>
          </table:table-cell>
          <table:table-cell table:formula="of:=[Rohdaten.J44] + [Rohdaten.K44]" office:value-type="float" office:value="0">
            <text:p>0</text:p>
          </table:table-cell>
          <table:table-cell table:formula="of:=[Rohdaten.L44] + [Rohdaten.M44]" office:value-type="float" office:value="0">
            <text:p>0</text:p>
          </table:table-cell>
          <table:table-cell table:formula="of:=[Rohdaten.N44] + [Rohdaten.O44]" office:value-type="float" office:value="0">
            <text:p>0</text:p>
          </table:table-cell>
          <table:table-cell table:formula="of:=[Rohdaten.P44] + [Rohdaten.Q44]" office:value-type="float" office:value="0">
            <text:p>0</text:p>
          </table:table-cell>
          <table:table-cell/>
          <table:table-cell table:style-name="Default"/>
        </table:table-row>
      </table:table>
      <table:table table:name="Rohdaten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number-columns-repeated="5" table:default-cell-style-name="ce5"/>
        <table:table-column table:style-name="co10" table:default-cell-style-name="ce5"/>
        <table:table-column table:style-name="co9" table:default-cell-style-name="ce5"/>
        <table:table-column table:style-name="co10" table:default-cell-style-name="ce5"/>
        <table:table-column table:style-name="co9" table:default-cell-style-name="ce5"/>
        <table:table-column table:style-name="co10" table:default-cell-style-name="ce5"/>
        <table:table-column table:style-name="co9" table:default-cell-style-name="ce5"/>
        <table:table-column table:style-name="co10" table:default-cell-style-name="ce5"/>
        <table:table-column table:style-name="co9" table:number-columns-repeated="2" table:default-cell-style-name="ce5"/>
        <table:table-column table:style-name="co11" table:default-cell-style-name="ce5"/>
        <table:table-column table:style-name="co10" table:default-cell-style-name="ce5"/>
        <table:table-column table:style-name="co1" table:default-cell-style-name="Default"/>
        <table:table-column table:style-name="co12" table:default-cell-style-name="Default"/>
        <table:table-row table:style-name="ro1">
          <table:table-cell table:style-name="ce4" office:value-type="string">
            <text:p>Sem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table:style-name="ce4" office:value-type="string">
            <text:p>Sex</text:p>
          </table:table-cell>
          <table:table-cell table:style-name="ce6" office:value-type="string">
            <text:p>M</text:p>
          </table:table-cell>
          <table:table-cell table:style-name="ce6" office:value-type="string">
            <text:p>W</text:p>
          </table:table-cell>
          <table:table-cell table:style-name="ce6" office:value-type="string">
            <text:p>M</text:p>
          </table:table-cell>
          <table:table-cell table:style-name="ce6" office:value-type="string">
            <text:p>W</text:p>
          </table:table-cell>
          <table:table-cell table:style-name="ce6" office:value-type="string">
            <text:p>M</text:p>
          </table:table-cell>
          <table:table-cell table:style-name="ce6" office:value-type="string">
            <text:p>W</text:p>
          </table:table-cell>
          <table:table-cell table:style-name="ce6" office:value-type="string">
            <text:p>M</text:p>
          </table:table-cell>
          <table:table-cell table:style-name="ce6" office:value-type="string">
            <text:p>W</text:p>
          </table:table-cell>
          <table:table-cell table:style-name="ce6" office:value-type="string">
            <text:p>M</text:p>
          </table:table-cell>
          <table:table-cell table:style-name="ce6" office:value-type="string">
            <text:p>W</text:p>
          </table:table-cell>
          <table:table-cell table:style-name="ce6" office:value-type="string">
            <text:p>M</text:p>
          </table:table-cell>
          <table:table-cell table:style-name="ce6" office:value-type="string">
            <text:p>W</text:p>
          </table:table-cell>
          <table:table-cell table:style-name="ce6" office:value-type="string">
            <text:p>M</text:p>
          </table:table-cell>
          <table:table-cell table:style-name="ce6" office:value-type="string">
            <text:p>W</text:p>
          </table:table-cell>
          <table:table-cell table:style-name="ce6" office:value-type="string">
            <text:p>M</text:p>
          </table:table-cell>
          <table:table-cell table:style-name="ce6" office:value-type="string">
            <text:p>W</text:p>
          </table:table-cell>
          <table:table-cell table:number-columns-repeated="2"/>
        </table:table-row>
        <table:table-row table:style-name="ro2">
          <table:table-cell table:style-name="ce4" office:value-type="string">
            <text:p>00W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61">
            <text:p>61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style-name="ce4" office:value-type="string">
            <text:p>01S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 table:style-name="ce4" office:value-type="string">
            <text:p>01W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table:style-name="ce4" office:value-type="string">
            <text:p>02S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 table:style-name="ce4" office:value-type="string">
            <text:p>02W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style-name="ce4" office:value-type="string">
            <text:p>03S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table:number-columns-repeated="2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2">
          <table:table-cell table:style-name="ce4" office:value-type="string">
            <text:p>03W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2">
          <table:table-cell table:style-name="ce4" office:value-type="string">
            <text:p>04S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table:style-name="ce4" office:value-type="string">
            <text:p>04W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2">
          <table:table-cell table:style-name="ce4" office:value-type="string">
            <text:p>05S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2">
          <table:table-cell table:style-name="ce4" office:value-type="string">
            <text:p>05W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style-name="ce4" office:value-type="string">
            <text:p>06S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 table:style-name="ce4" office:value-type="string">
            <text:p>06W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/>
        </table:table-row>
        <table:table-row table:style-name="ro2">
          <table:table-cell table:style-name="ce4" office:value-type="string">
            <text:p>07S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table:style-name="ce4" office:value-type="string">
            <text:p>07W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table:number-columns-repeated="2"/>
          <table:table-cell table:number-columns-repeated="2"/>
        </table:table-row>
        <table:table-row table:style-name="ro2">
          <table:table-cell table:style-name="ce4" office:value-type="string">
            <text:p>08S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string">
            <text:p>08W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table:number-columns-repeated="2"/>
          <table:table-cell table:number-columns-repeated="2"/>
        </table:table-row>
        <table:table-row table:style-name="ro2">
          <table:table-cell table:style-name="ce4" office:value-type="string">
            <text:p>09S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/>
        </table:table-row>
        <table:table-row table:style-name="ro2">
          <table:table-cell table:style-name="ce4" office:value-type="string">
            <text:p>09W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 table:number-columns-repeated="2"/>
          <table:table-cell table:number-columns-repeated="2"/>
        </table:table-row>
        <table:table-row table:style-name="ro2">
          <table:table-cell table:style-name="ce4" office:value-type="string">
            <text:p>10S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table:number-columns-repeated="2"/>
          <table:table-cell table:number-columns-repeated="2"/>
        </table:table-row>
        <table:table-row table:style-name="ro2">
          <table:table-cell table:style-name="ce4" office:value-type="string">
            <text:p>10W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2"/>
          <table:table-cell table:number-columns-repeated="2"/>
        </table:table-row>
        <table:table-row table:style-name="ro2">
          <table:table-cell table:style-name="ce4" office:value-type="string">
            <text:p>11S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2"/>
          <table:table-cell table:number-columns-repeated="2"/>
        </table:table-row>
        <table:table-row table:style-name="ro1">
          <table:table-cell table:style-name="ce4" office:value-type="string">
            <text:p>11W</text:p>
          </table:table-cell>
          <table:table-cell table:style-name="ce7" office:value-type="float" office:value="22">
            <text:p>2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42">
            <text:p>42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38">
            <text:p>3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6">
            <text:p>26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6">
            <text:p>26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7">
            <text:p>7</text:p>
          </table:table-cell>
          <table:table-cell table:number-columns-repeated="2" table:style-name="ce10"/>
          <table:table-cell table:number-columns-repeated="2"/>
        </table:table-row>
        <table:table-row table:style-name="ro2">
          <table:table-cell table:style-name="ce4" office:value-type="string">
            <text:p>12S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table:number-columns-repeated="2"/>
          <table:table-cell table:number-columns-repeated="2"/>
        </table:table-row>
        <table:table-row table:style-name="ro1">
          <table:table-cell table:style-name="ce4" office:value-type="string">
            <text:p>12W</text:p>
          </table:table-cell>
          <table:table-cell table:style-name="ce7" office:value-type="float" office:value="28">
            <text:p>28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39">
            <text:p>39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34">
            <text:p>34</text:p>
          </table:table-cell>
          <table:table-cell table:style-name="ce10" office:value-type="float" office:value="11">
            <text:p>11</text:p>
          </table:table-cell>
          <table:table-cell table:number-columns-repeated="2"/>
          <table:table-cell table:number-columns-repeated="2"/>
        </table:table-row>
        <table:table-row table:style-name="ro2">
          <table:table-cell table:style-name="ce4" office:value-type="string">
            <text:p>13S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table:number-columns-repeated="2"/>
          <table:table-cell table:number-columns-repeated="2"/>
        </table:table-row>
        <table:table-row table:style-name="ro1">
          <table:table-cell table:style-name="ce4" office:value-type="string">
            <text:p>13W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5">
            <text:p>1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7">
            <text:p>7</text:p>
          </table:table-cell>
          <table:table-cell table:style-name="ce12"/>
          <table:table-cell table:style-name="ce13"/>
          <table:table-cell table:number-columns-repeated="2"/>
        </table:table-row>
        <table:table-row table:style-name="ro2">
          <table:table-cell table:style-name="ce4" office:value-type="string">
            <text:p>14S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table:number-columns-repeated="2"/>
          <table:table-cell table:number-columns-repeated="2"/>
        </table:table-row>
        <table:table-row table:style-name="ro1">
          <table:table-cell table:style-name="ce4" office:value-type="string">
            <text:p>14W</text:p>
          </table:table-cell>
          <table:table-cell table:style-name="ce9" office:value-type="float" office:value="29">
            <text:p>29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39">
            <text:p>39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22">
            <text:p>22</text:p>
          </table:table-cell>
          <table:table-cell table:style-name="ce9" office:value-type="float" office:value="8">
            <text:p>8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9">
            <text:p>9</text:p>
          </table:table-cell>
          <table:table-cell table:number-columns-repeated="2" table:style-name="ce10"/>
          <table:table-cell table:number-columns-repeated="2"/>
        </table:table-row>
        <table:table-row table:style-name="ro2">
          <table:table-cell table:style-name="ce4" office:value-type="string">
            <text:p>15S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table:number-columns-repeated="2"/>
          <table:table-cell table:number-columns-repeated="2"/>
        </table:table-row>
        <table:table-row table:style-name="ro2">
          <table:table-cell table:style-name="ce4" office:value-type="string">
            <text:p>15W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/>
          <table:table-cell table:number-columns-repeated="2"/>
        </table:table-row>
        <table:table-row table:style-name="ro2">
          <table:table-cell table:style-name="ce4" office:value-type="string">
            <text:p>16S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table:number-columns-repeated="2"/>
          <table:table-cell table:number-columns-repeated="2"/>
        </table:table-row>
        <table:table-row table:style-name="ro2">
          <table:table-cell table:style-name="ce4"/>
          <table:table-cell table:number-columns-repeated="16"/>
          <table:table-cell table:number-columns-repeated="2"/>
        </table:table-row>
        <table:table-row table:style-name="ro2">
          <table:table-cell table:style-name="ce4"/>
          <table:table-cell table:number-columns-repeated="16"/>
          <table:table-cell table:number-columns-repeated="2"/>
        </table:table-row>
        <table:table-row table:style-name="ro2">
          <table:table-cell table:style-name="ce4"/>
          <table:table-cell table:number-columns-repeated="16" table:style-name="Default"/>
          <table:table-cell table:number-columns-repeated="2"/>
        </table:table-row>
        <table:table-row table:style-name="ro2">
          <table:table-cell table:style-name="ce4"/>
          <table:table-cell table:number-columns-repeated="16" table:style-name="Default"/>
          <table:table-cell table:number-columns-repeated="2"/>
        </table:table-row>
        <table:table-row table:style-name="ro2">
          <table:table-cell table:style-name="ce4"/>
          <table:table-cell table:number-columns-repeated="16" table:style-name="Default"/>
          <table:table-cell table:number-columns-repeated="2"/>
        </table:table-row>
        <table:table-row table:style-name="ro2">
          <table:table-cell table:style-name="ce4"/>
          <table:table-cell table:number-columns-repeated="16" table:style-name="Default"/>
          <table:table-cell table:number-columns-repeated="2"/>
        </table:table-row>
        <table:table-row table:style-name="ro2">
          <table:table-cell table:style-name="ce4"/>
          <table:table-cell table:number-columns-repeated="16" table:style-name="Default"/>
          <table:table-cell table:number-columns-repeated="2"/>
        </table:table-row>
        <table:table-row table:style-name="ro2">
          <table:table-cell table:style-name="ce4"/>
          <table:table-cell table:number-columns-repeated="16"/>
          <table:table-cell table:number-columns-repeated="2"/>
        </table:table-row>
        <table:table-row table:style-name="ro2">
          <table:table-cell table:style-name="ce4"/>
          <table:table-cell table:number-columns-repeated="16"/>
          <table:table-cell table:number-columns-repeated="2"/>
        </table:table-row>
        <table:table-row table:style-name="ro2">
          <table:table-cell table:style-name="ce4"/>
          <table:table-cell table:number-columns-repeated="16"/>
          <table:table-cell table:number-columns-repeated="2"/>
        </table:table-row>
        <table:table-row table:style-name="ro2">
          <table:table-cell table:style-name="ce4"/>
          <table:table-cell table:number-columns-repeated="18"/>
        </table:table-row>
        <table:table-row table:style-name="ro2" table:number-rows-repeated="1048530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Noten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4"/>
        <table:table-column table:style-name="co1" table:number-columns-repeated="3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4" office:value-type="string">
            <text:p>Jahr</text:p>
          </table:table-cell>
          <table:table-cell office:value-type="string">
            <text:p>S</text:p>
          </table:table-cell>
          <table:table-cell office:value-type="string">
            <text:p>W</text:p>
          </table:table-cell>
          <table:table-cell table:number-columns-repeated="3"/>
        </table:table-row>
        <table:table-row table:style-name="ro2">
          <table:table-cell table:style-name="ce14" office:value-type="float" office:value="7">
            <text:p>07</text:p>
          </table:table-cell>
          <table:table-cell table:style-name="ce15" office:value-type="float" office:value="2.7">
            <text:p>2,70</text:p>
          </table:table-cell>
          <table:table-cell table:style-name="ce15" office:value-type="float" office:value="2.44">
            <text:p>2,44</text:p>
          </table:table-cell>
          <table:table-cell table:number-columns-repeated="2"/>
          <table:table-cell>
            <draw:frame table:end-cell-address="Noten.M23" table:end-x="0.293cm" table:end-y="0.067cm" draw:z-index="0" draw:style-name="gr1" svg:width="15.999cm" svg:height="8.999cm" svg:x="0.101cm" svg:y="0.1cm">
              <draw:object draw:notify-on-update-of-ranges="Noten.A2:Noten.A2 Noten.A3:Noten.A12 Noten.B2:Noten.B2 Noten.B3:Noten.B12 Noten.C2:Noten.C2 Noten.C3:Noten.C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style-name="ce14" office:value-type="float" office:value="8">
            <text:p>08</text:p>
          </table:table-cell>
          <table:table-cell table:style-name="ce15" office:value-type="float" office:value="2.96">
            <text:p>2,96</text:p>
          </table:table-cell>
          <table:table-cell table:style-name="ce15" office:value-type="float" office:value="2.7">
            <text:p>2,70</text:p>
          </table:table-cell>
          <table:table-cell table:number-columns-repeated="3"/>
        </table:table-row>
        <table:table-row table:style-name="ro2">
          <table:table-cell table:style-name="ce14" office:value-type="float" office:value="9">
            <text:p>09</text:p>
          </table:table-cell>
          <table:table-cell table:style-name="ce15" office:value-type="float" office:value="3.03">
            <text:p>3,03</text:p>
          </table:table-cell>
          <table:table-cell table:style-name="ce15" office:value-type="float" office:value="2.7">
            <text:p>2,70</text:p>
          </table:table-cell>
          <table:table-cell table:number-columns-repeated="3"/>
        </table:table-row>
        <table:table-row table:style-name="ro2">
          <table:table-cell table:style-name="ce14" office:value-type="float" office:value="10">
            <text:p>10</text:p>
          </table:table-cell>
          <table:table-cell table:style-name="ce15" office:value-type="float" office:value="3.03">
            <text:p>3,03</text:p>
          </table:table-cell>
          <table:table-cell table:style-name="ce15" office:value-type="float" office:value="2.72">
            <text:p>2,72</text:p>
          </table:table-cell>
          <table:table-cell table:number-columns-repeated="3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float" office:value="2.79">
            <text:p>2,79</text:p>
          </table:table-cell>
          <table:table-cell table:style-name="ce15" office:value-type="float" office:value="2.55">
            <text:p>2,55</text:p>
          </table:table-cell>
          <table:table-cell table:number-columns-repeated="3"/>
        </table:table-row>
        <table:table-row table:style-name="ro2">
          <table:table-cell table:style-name="ce14" office:value-type="float" office:value="12">
            <text:p>12</text:p>
          </table:table-cell>
          <table:table-cell table:style-name="ce15" office:value-type="float" office:value="3.02">
            <text:p>3,02</text:p>
          </table:table-cell>
          <table:table-cell table:style-name="ce15" office:value-type="float" office:value="2.7">
            <text:p>2,70</text:p>
          </table:table-cell>
          <table:table-cell table:number-columns-repeated="3"/>
        </table:table-row>
        <table:table-row table:style-name="ro2">
          <table:table-cell table:style-name="ce14" office:value-type="float" office:value="13">
            <text:p>13</text:p>
          </table:table-cell>
          <table:table-cell table:style-name="ce15" office:value-type="float" office:value="3.03">
            <text:p>3,03</text:p>
          </table:table-cell>
          <table:table-cell table:style-name="ce15" office:value-type="float" office:value="2.84">
            <text:p>2,84</text:p>
          </table:table-cell>
          <table:table-cell table:number-columns-repeated="3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5" office:value-type="float" office:value="3.08">
            <text:p>3,08</text:p>
          </table:table-cell>
          <table:table-cell table:style-name="ce15" office:value-type="float" office:value="2.68">
            <text:p>2,68</text:p>
          </table:table-cell>
          <table:table-cell table:number-columns-repeated="3"/>
        </table:table-row>
        <table:table-row table:style-name="ro2">
          <table:table-cell table:style-name="ce14" office:value-type="float" office:value="15">
            <text:p>15</text:p>
          </table:table-cell>
          <table:table-cell table:style-name="ce15" office:value-type="float" office:value="3.06">
            <text:p>3,06</text:p>
          </table:table-cell>
          <table:table-cell table:style-name="ce15" office:value-type="float" office:value="2.81">
            <text:p>2,81</text:p>
          </table:table-cell>
          <table:table-cell table:number-columns-repeated="3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table:number-columns-repeated="2"/>
          <table:table-cell table:number-columns-repeated="3"/>
        </table:table-row>
        <table:table-row table:style-name="ro2" table:number-rows-repeated="7">
          <table:table-cell table:style-name="ce4"/>
          <table:table-cell table:style-name="ce15" table:number-columns-repeated="2"/>
          <table:table-cell table:number-columns-repeated="3"/>
        </table:table-row>
        <table:table-row table:style-name="ro2">
          <table:table-cell table:style-name="ce4"/>
          <table:table-cell table:number-columns-repeated="5"/>
        </table:table-row>
        <table:table-row table:style-name="ro2" table:number-rows-repeated="1048555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Scale" table:base-cell-address="$Balken.$L$1" table:cell-range-address="$Balken.$L$1"/>
      </table:named-expressions>
      <table:database-ranges>
        <table:database-range table:target-range-address="Rohdaten.A3:Rohdaten.Q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number:number-style style:name="N116">
      <number:number number:decimal-places="0" number:min-integer-digits="2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26.06.2016</text:date>, <text:time>10:23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rka Dell'Oro-Friedl</meta:initial-creator>
    <meta:creation-date>2015-11-13T11:49:57.54</meta:creation-date>
    <dc:date>2016-06-26T10:23:10.97</dc:date>
    <dc:creator>Jirka Dell'Oro-Friedl</dc:creator>
    <meta:editing-duration>P1DT13H55M46S</meta:editing-duration>
    <meta:editing-cycles>14</meta:editing-cycles>
    <meta:generator>OpenOffice.org/3.3$Win32 OpenOffice.org_project/330m20$Build-9567</meta:generator>
    <meta:document-statistic meta:table-count="4" meta:cell-count="15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2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graphic-properties draw:stroke="none" draw:fill-color="#ff950e"/>
      <style:text-properties fo:font-size="10pt" style:font-size-asian="10pt" style:font-size-complex="10pt"/>
    </style:style>
    <style:style style:name="ch8" style:family="chart" style:data-style-name="N2">
      <style:graphic-properties draw:stroke="none" draw:fill-color="#83caff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847cm" svg:y="3.954cm" chart:style-name="ch2"/>
        <chart:plot-area chart:style-name="ch3" table:cell-range-address="Noten.A2:Noten.C12" chart:data-source-has-labels="both" svg:x="0.77cm" svg:y="0.855cm" svg:width="13.437cm" svg:height="7.545cm">
          <chartooo:coordinate-region svg:x="1.682cm" svg:y="1.53cm" svg:width="12.525cm" svg:height="6.658cm"/>
          <chart:axis chart:dimension="x" chart:name="primary-x" chart:style-name="ch4">
            <chart:categories table:cell-range-address="Noten.A3:Noten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oten.B3:Noten.B12" chart:label-cell-address="Noten.B2:Noten.B2" chart:class="chart:bar">
            <chart:data-point chart:repeated="10"/>
          </chart:series>
          <chart:series chart:style-name="ch8" chart:values-cell-range-address="Noten.C3:Noten.C12" chart:label-cell-address="Noten.C2:Noten.C2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</text:p>
                <draw:g>
                  <svg:desc>Noten.B2:Noten.B2</svg:desc>
                </draw:g>
              </table:table-cell>
              <table:table-cell office:value-type="string">
                <text:p>W</text:p>
                <draw:g>
                  <svg:desc>Noten.C2:Noten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7</text:p>
                <draw:g>
                  <svg:desc>Noten.A3:Noten.A12</svg:desc>
                </draw:g>
              </table:table-cell>
              <table:table-cell office:value-type="float" office:value="2.7">
                <text:p>2.7</text:p>
                <draw:g>
                  <svg:desc>Noten.B3:Noten.B12</svg:desc>
                </draw:g>
              </table:table-cell>
              <table:table-cell office:value-type="float" office:value="2.44">
                <text:p>2.44</text:p>
                <draw:g>
                  <svg:desc>Noten.C3:Noten.C12</svg:desc>
                </draw:g>
              </table:table-cell>
            </table:table-row>
            <table:table-row>
              <table:table-cell office:value-type="string">
                <text:p>08</text:p>
              </table:table-cell>
              <table:table-cell office:value-type="float" office:value="2.96">
                <text:p>2.96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09</text:p>
              </table:table-cell>
              <table:table-cell office:value-type="float" office:value="3.03">
                <text:p>3.03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03">
                <text:p>3.03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79">
                <text:p>2.79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02">
                <text:p>3.02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03">
                <text:p>3.03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08">
                <text:p>3.08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06">
                <text:p>3.06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